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22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0.0138in solid #000000" fo:border-top="0.028in solid #000000"/>
    </style:style>
    <style:style style:name="ce2" style:family="table-cell" style:parent-style-name="DataPilot_20_Corner">
      <style:table-cell-properties fo:border-bottom="none" fo:border-left="0.028in solid #000000" fo:border-right="0.0138in solid #000000" fo:border-top="none"/>
    </style:style>
    <style:style style:name="ce3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5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6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8" style:family="table-cell" style:parent-style-name="DataPilot_20_Category">
      <style:table-cell-properties fo:border-bottom="none" fo:border-left="0.0138in solid #000000" fo:border-right="none" fo:border-top="none"/>
    </style:style>
    <style:style style:name="ce9" style:family="table-cell" style:parent-style-name="DataPilot_20_Category">
      <style:table-cell-properties fo:border-bottom="0.0138in solid #000000" fo:border-left="0.0138in solid #000000" fo:border-right="none" fo:border-top="none"/>
    </style:style>
    <style:style style:name="ce10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11" style:family="table-cell" style:parent-style-name="DataPilot_20_Value">
      <style:table-cell-properties fo:border-bottom="none" fo:border-left="0.0138in solid #000000" fo:border-right="none" fo:border-top="none"/>
    </style:style>
    <style:style style:name="ce12" style:family="table-cell" style:parent-style-name="DataPilot_20_Value">
      <style:table-cell-properties fo:border-bottom="0.0138in solid #000000" fo:border-left="0.0138in solid #000000" fo:border-right="none" fo:border-top="none"/>
    </style:style>
    <style:style style:name="ce13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14" style:family="table-cell" style:parent-style-name="DataPilot_20_Category">
      <style:table-cell-properties fo:border-bottom="0.0138in solid #000000" fo:border-left="none" fo:border-right="none" fo:border-top="none"/>
    </style:style>
    <style:style style:name="ce15" style:family="table-cell" style:parent-style-name="DataPilot_20_Value">
      <style:table-cell-properties fo:border-bottom="none" fo:border-left="none" fo:border-right="none" fo:border-top="0.0138in solid #000000"/>
    </style:style>
    <style:style style:name="ce16" style:family="table-cell" style:parent-style-name="DataPilot_20_Value">
      <style:table-cell-properties fo:border-bottom="0.0138in solid #000000" fo:border-left="none" fo:border-right="none" fo:border-top="none"/>
    </style:style>
    <style:style style:name="ce17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18" style:family="table-cell" style:parent-style-name="DataPilot_20_Corner">
      <style:table-cell-properties fo:border-bottom="none" fo:border-left="none" fo:border-right="none" fo:border-top="0.028in solid #000000"/>
    </style:style>
    <style:style style:name="ce19" style:family="table-cell" style:parent-style-name="DataPilot_20_Value">
      <style:table-cell-properties fo:border-bottom="none" fo:border-left="none" fo:border-right="0.0138in solid #000000" fo:border-top="0.0138in solid #000000"/>
    </style:style>
    <style:style style:name="ce20" style:family="table-cell" style:parent-style-name="DataPilot_20_Value">
      <style:table-cell-properties fo:border-bottom="none" fo:border-left="none" fo:border-right="0.0138in solid #000000" fo:border-top="none"/>
    </style:style>
    <style:style style:name="ce21" style:family="table-cell" style:parent-style-name="DataPilot_20_Value">
      <style:table-cell-properties fo:border-bottom="0.0138in solid #000000" fo:border-left="none" fo:border-right="0.0138in solid #000000" fo:border-top="none"/>
    </style:style>
    <style:style style:name="ce22" style:family="table-cell" style:parent-style-name="DataPilot_20_Result">
      <style:table-cell-properties fo:border-bottom="0.028in solid #000000" fo:border-left="none" fo:border-right="0.0138in solid #000000" fo:border-top="0.0138in solid #000000"/>
    </style:style>
    <style:style style:name="ce23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24" style:family="table-cell" style:parent-style-name="DataPilot_20_Title">
      <style:table-cell-properties fo:border-bottom="none" fo:border-left="0.0138in solid #000000" fo:border-right="0.028in solid #000000" fo:border-top="0.0138in solid #000000"/>
    </style:style>
    <style:style style:name="ce25" style:family="table-cell" style:parent-style-name="DataPilot_20_Title">
      <style:table-cell-properties fo:border-bottom="0.0138in solid #000000" fo:border-left="0.0138in solid #000000" fo:border-right="0.028in solid #000000" fo:border-top="none"/>
    </style:style>
    <style:style style:name="ce26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27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28" style:family="table-cell" style:parent-style-name="DataPilot_20_Result">
      <style:table-cell-properties fo:border-bottom="0.0138in solid #000000" fo:border-left="0.0138in solid #000000" fo:border-right="0.028in solid #000000" fo:border-top="none"/>
    </style:style>
    <style:style style:name="ce29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>
            <text:p>hw</text:p>
          </table:table-cell>
          <table:table-cell office:value-type="string">
            <text:p>algo</text:p>
          </table:table-cell>
          <table:table-cell office:value-type="string">
            <text:p>binary</text:p>
          </table:table-cell>
          <table:table-cell office:value-type="string">
            <text:p>conn</text:p>
          </table:table-cell>
          <table:table-cell office:value-type="string">
            <text:p>chunk</text:p>
          </table:table-cell>
          <table:table-cell office:value-type="string">
            <text:p>border</text:p>
          </table:table-cell>
          <table:table-cell office:value-type="string">
            <text:p>time(us)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16041">
            <text:p>61604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922925">
            <text:p>92292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1131070">
            <text:p>1131070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249526">
            <text:p>1249526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1216664">
            <text:p>1216664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1384022">
            <text:p>1384022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43968">
            <text:p>64396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938463">
            <text:p>93846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139090">
            <text:p>1139090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253314">
            <text:p>1253314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217430">
            <text:p>1217430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69240">
            <text:p>669240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958972">
            <text:p>958972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140131">
            <text:p>114013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4168">
            <text:p>125416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213247">
            <text:p>121324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713565">
            <text:p>71356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984417">
            <text:p>98441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1158259">
            <text:p>115825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258607">
            <text:p>125860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216986">
            <text:p>1216986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16823">
            <text:p>81682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041188">
            <text:p>104118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195923">
            <text:p>119592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76637">
            <text:p>127663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219546">
            <text:p>1219546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059084">
            <text:p>1059084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1211049">
            <text:p>121104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1250495">
            <text:p>125049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99285">
            <text:p>1299285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1229233">
            <text:p>122923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1762134">
            <text:p>1762134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1555540">
            <text:p>1555540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1475183">
            <text:p>1475183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331121">
            <text:p>1331121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1241427">
            <text:p>124142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2311832">
            <text:p>2311832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761397">
            <text:p>176139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433157">
            <text:p>143315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1269569">
            <text:p>1269569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2510488">
            <text:p>2510488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666407">
            <text:p>166640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1342187">
            <text:p>1342187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2232056">
            <text:p>2232056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538509">
            <text:p>1538509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861501">
            <text:p>15861501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6170783">
            <text:p>6170783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3560870">
            <text:p>3560870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2071270">
            <text:p>2071270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1098596">
            <text:p>1098596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804370">
            <text:p>804370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6252241">
            <text:p>16252241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6558265">
            <text:p>6558265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3686919">
            <text:p>3686919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2177960">
            <text:p>2177960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079372">
            <text:p>1079372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6459267">
            <text:p>16459267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6636568">
            <text:p>6636568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3710575">
            <text:p>3710575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179308">
            <text:p>2179308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076772">
            <text:p>1076772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6759109">
            <text:p>16759109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6649627">
            <text:p>6649627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3730523">
            <text:p>3730523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095411">
            <text:p>2095411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076178">
            <text:p>1076178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6896853">
            <text:p>16896853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6748627">
            <text:p>6748627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3664806">
            <text:p>3664806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2086004">
            <text:p>2086004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088909">
            <text:p>1088909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7976485">
            <text:p>17976485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7506634">
            <text:p>7506634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803559">
            <text:p>3803559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2117708">
            <text:p>2117708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1080472">
            <text:p>1080472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21253109">
            <text:p>21253109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8553396">
            <text:p>8553396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4134594">
            <text:p>4134594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2132215">
            <text:p>2132215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1089107">
            <text:p>1089107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0185216">
            <text:p>10185216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803898">
            <text:p>4803898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2418541">
            <text:p>2418541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1131626">
            <text:p>1131626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5959799">
            <text:p>5959799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2576031">
            <text:p>2576031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1249106">
            <text:p>1249106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065228">
            <text:p>3065228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string">
            <text:p>imrecon</text:p>
          </table:table-cell>
          <table:table-cell office:value-type="string">
            <text:p>grayscale</text:p>
          </table:table-cell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479130">
            <text:p>1479130</text:p>
          </table:table-cell>
        </table:table-row>
      </table:table>
      <table:table table:name="DataPilot_Sheet1_1" table:style-name="ta1" table:print="false">
        <table:table-column table:style-name="co7" table:default-cell-style-name="ce5"/>
        <table:table-column table:style-name="co7" table:default-cell-style-name="ce11"/>
        <table:table-column table:style-name="co7" table:number-columns-repeated="4" table:default-cell-style-name="DataPilot_20_Value"/>
        <table:table-column table:style-name="co7" table:number-columns-repeated="2" table:default-cell-style-name="ce20"/>
        <table:table-column table:style-name="co7" table:number-columns-repeated="6" table:default-cell-style-name="DataPilot_20_Value"/>
        <table:table-column table:style-name="co7" table:default-cell-style-name="ce27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>
            <text:p>Sum - time(us)</text:p>
          </table:table-cell>
          <table:table-cell table:style-name="ce7" office:value-type="string">
            <text:p>hw</text:p>
          </table:table-cell>
          <table:table-cell table:style-name="ce7" office:value-type="string">
            <text:p>chunk</text:p>
          </table:table-cell>
          <table:table-cell table:style-name="ce18" table:number-columns-repeated="11"/>
          <table:table-cell table:style-name="ce23"/>
        </table:table-row>
        <table:table-row table:style-name="ro1">
          <table:table-cell table:style-name="ce2"/>
          <table:table-cell table:style-name="ce8" office:value-type="string">
            <text:p>cpu</text:p>
          </table:table-cell>
          <table:table-cell table:style-name="DataPilot_20_Category" table:number-columns-repeated="6"/>
          <table:table-cell table:style-name="DataPilot_20_Category" office:value-type="string">
            <text:p>gpu</text:p>
          </table:table-cell>
          <table:table-cell table:style-name="DataPilot_20_Category" table:number-columns-repeated="5"/>
          <table:table-cell table:style-name="ce24" office:value-type="string">
            <text:p>Total Result</text:p>
          </table:table-cell>
        </table:table-row>
        <table:table-row table:style-name="ro1">
          <table:table-cell table:style-name="ce3" office:value-type="string">
            <text:p>border</text:p>
          </table:table-cell>
          <table:table-cell table:style-name="ce9" office:value-type="float" office:value="128">
            <text:p>128</text:p>
          </table:table-cell>
          <table:table-cell table:style-name="ce14" office:value-type="float" office:value="256">
            <text:p>256</text:p>
          </table:table-cell>
          <table:table-cell table:style-name="ce14" office:value-type="float" office:value="512">
            <text:p>512</text:p>
          </table:table-cell>
          <table:table-cell table:style-name="ce14" office:value-type="float" office:value="1024">
            <text:p>1024</text:p>
          </table:table-cell>
          <table:table-cell table:style-name="ce14" office:value-type="float" office:value="2048">
            <text:p>2048</text:p>
          </table:table-cell>
          <table:table-cell table:style-name="ce14" office:value-type="float" office:value="4096">
            <text:p>4096</text:p>
          </table:table-cell>
          <table:table-cell table:style-name="ce14"/>
          <table:table-cell table:style-name="ce14" office:value-type="float" office:value="128">
            <text:p>128</text:p>
          </table:table-cell>
          <table:table-cell table:style-name="ce14" office:value-type="float" office:value="256">
            <text:p>256</text:p>
          </table:table-cell>
          <table:table-cell table:style-name="ce14" office:value-type="float" office:value="512">
            <text:p>512</text:p>
            <draw:frame table:end-cell-address="DataPilot_Sheet1_1.V51" table:end-x="0.1193in" table:end-y="0.1354in" draw:z-index="0" draw:style-name="gr1" svg:width="9.8118in" svg:height="8.2409in" svg:x="0.0866in" svg:y="0.0417in">
              <draw:object draw:notify-on-update-of-ranges="DataPilot_Sheet1_1.A5:DataPilot_Sheet1_1.A5 DataPilot_Sheet1_1.B5:DataPilot_Sheet1_1.N5 DataPilot_Sheet1_1.A6:DataPilot_Sheet1_1.A6 DataPilot_Sheet1_1.B6:DataPilot_Sheet1_1.N6 DataPilot_Sheet1_1.A7:DataPilot_Sheet1_1.A7 DataPilot_Sheet1_1.B7:DataPilot_Sheet1_1.N7 DataPilot_Sheet1_1.A8:DataPilot_Sheet1_1.A8 DataPilot_Sheet1_1.B8:DataPilot_Sheet1_1.N8 DataPilot_Sheet1_1.A9:DataPilot_Sheet1_1.A9 DataPilot_Sheet1_1.B9:DataPilot_Sheet1_1.N9 DataPilot_Sheet1_1.A10:DataPilot_Sheet1_1.A10 DataPilot_Sheet1_1.B10:DataPilot_Sheet1_1.N10 DataPilot_Sheet1_1.A11:DataPilot_Sheet1_1.A11 DataPilot_Sheet1_1.B11:DataPilot_Sheet1_1.N11 DataPilot_Sheet1_1.A12:DataPilot_Sheet1_1.A12 DataPilot_Sheet1_1.B12:DataPilot_Sheet1_1.N12 DataPilot_Sheet1_1.A13:DataPilot_Sheet1_1.A13 DataPilot_Sheet1_1.B13:DataPilot_Sheet1_1.N13 DataPilot_Sheet1_1.A14:DataPilot_Sheet1_1.A14 DataPilot_Sheet1_1.B14:DataPilot_Sheet1_1.N14 DataPilot_Sheet1_1.A15:DataPilot_Sheet1_1.A15 DataPilot_Sheet1_1.B15:DataPilot_Sheet1_1.N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4" office:value-type="float" office:value="1024">
            <text:p>1024</text:p>
          </table:table-cell>
          <table:table-cell table:style-name="ce14" office:value-type="float" office:value="2048">
            <text:p>2048</text:p>
          </table:table-cell>
          <table:table-cell table:style-name="ce14" office:value-type="float" office:value="4096">
            <text:p>4096</text:p>
          </table:table-cell>
          <table:table-cell table:style-name="ce25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0" office:value-type="float" office:value="616041">
            <text:p>616041</text:p>
          </table:table-cell>
          <table:table-cell table:style-name="ce15" office:value-type="float" office:value="922925">
            <text:p>922925</text:p>
          </table:table-cell>
          <table:table-cell table:style-name="ce15" office:value-type="float" office:value="1131070">
            <text:p>1131070</text:p>
          </table:table-cell>
          <table:table-cell table:style-name="ce15" office:value-type="float" office:value="1249526">
            <text:p>1249526</text:p>
          </table:table-cell>
          <table:table-cell table:style-name="ce15" office:value-type="float" office:value="1216664">
            <text:p>1216664</text:p>
          </table:table-cell>
          <table:table-cell table:style-name="ce19" office:value-type="float" office:value="1384022">
            <text:p>1384022</text:p>
          </table:table-cell>
          <table:table-cell table:style-name="ce19"/>
          <table:table-cell office:value-type="float" office:value="15861501">
            <text:p>15861501</text:p>
          </table:table-cell>
          <table:table-cell office:value-type="float" office:value="6170783">
            <text:p>6170783</text:p>
          </table:table-cell>
          <table:table-cell office:value-type="float" office:value="3560870">
            <text:p>3560870</text:p>
          </table:table-cell>
          <table:table-cell office:value-type="float" office:value="2071270">
            <text:p>2071270</text:p>
          </table:table-cell>
          <table:table-cell office:value-type="float" office:value="1098596">
            <text:p>1098596</text:p>
          </table:table-cell>
          <table:table-cell office:value-type="float" office:value="804370">
            <text:p>804370</text:p>
          </table:table-cell>
          <table:table-cell table:style-name="ce26" office:value-type="float" office:value="36087638">
            <text:p>360876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3968">
            <text:p>643968</text:p>
          </table:table-cell>
          <table:table-cell office:value-type="float" office:value="938463">
            <text:p>938463</text:p>
          </table:table-cell>
          <table:table-cell office:value-type="float" office:value="1139090">
            <text:p>1139090</text:p>
          </table:table-cell>
          <table:table-cell office:value-type="float" office:value="1253314">
            <text:p>1253314</text:p>
          </table:table-cell>
          <table:table-cell office:value-type="float" office:value="1217430">
            <text:p>1217430</text:p>
          </table:table-cell>
          <table:table-cell table:number-columns-repeated="2"/>
          <table:table-cell office:value-type="float" office:value="16252241">
            <text:p>16252241</text:p>
          </table:table-cell>
          <table:table-cell office:value-type="float" office:value="6558265">
            <text:p>6558265</text:p>
          </table:table-cell>
          <table:table-cell office:value-type="float" office:value="3686919">
            <text:p>3686919</text:p>
          </table:table-cell>
          <table:table-cell office:value-type="float" office:value="2177960">
            <text:p>2177960</text:p>
          </table:table-cell>
          <table:table-cell office:value-type="float" office:value="1079372">
            <text:p>1079372</text:p>
          </table:table-cell>
          <table:table-cell/>
          <table:table-cell office:value-type="float" office:value="34947022">
            <text:p>34947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9240">
            <text:p>669240</text:p>
          </table:table-cell>
          <table:table-cell office:value-type="float" office:value="958972">
            <text:p>958972</text:p>
          </table:table-cell>
          <table:table-cell office:value-type="float" office:value="1140131">
            <text:p>1140131</text:p>
          </table:table-cell>
          <table:table-cell office:value-type="float" office:value="1254168">
            <text:p>1254168</text:p>
          </table:table-cell>
          <table:table-cell office:value-type="float" office:value="1213247">
            <text:p>1213247</text:p>
          </table:table-cell>
          <table:table-cell table:number-columns-repeated="2"/>
          <table:table-cell office:value-type="float" office:value="16459267">
            <text:p>16459267</text:p>
          </table:table-cell>
          <table:table-cell office:value-type="float" office:value="6636568">
            <text:p>6636568</text:p>
          </table:table-cell>
          <table:table-cell office:value-type="float" office:value="3710575">
            <text:p>3710575</text:p>
          </table:table-cell>
          <table:table-cell office:value-type="float" office:value="2179308">
            <text:p>2179308</text:p>
          </table:table-cell>
          <table:table-cell office:value-type="float" office:value="1076772">
            <text:p>1076772</text:p>
          </table:table-cell>
          <table:table-cell/>
          <table:table-cell office:value-type="float" office:value="35298248">
            <text:p>352982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3565">
            <text:p>713565</text:p>
          </table:table-cell>
          <table:table-cell office:value-type="float" office:value="984417">
            <text:p>984417</text:p>
          </table:table-cell>
          <table:table-cell office:value-type="float" office:value="1158259">
            <text:p>1158259</text:p>
          </table:table-cell>
          <table:table-cell office:value-type="float" office:value="1258607">
            <text:p>1258607</text:p>
          </table:table-cell>
          <table:table-cell office:value-type="float" office:value="1216986">
            <text:p>1216986</text:p>
          </table:table-cell>
          <table:table-cell table:number-columns-repeated="2"/>
          <table:table-cell office:value-type="float" office:value="16759109">
            <text:p>16759109</text:p>
          </table:table-cell>
          <table:table-cell office:value-type="float" office:value="6649627">
            <text:p>6649627</text:p>
          </table:table-cell>
          <table:table-cell office:value-type="float" office:value="3730523">
            <text:p>3730523</text:p>
          </table:table-cell>
          <table:table-cell office:value-type="float" office:value="2095411">
            <text:p>2095411</text:p>
          </table:table-cell>
          <table:table-cell office:value-type="float" office:value="1076178">
            <text:p>1076178</text:p>
          </table:table-cell>
          <table:table-cell/>
          <table:table-cell office:value-type="float" office:value="35642682">
            <text:p>356426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6823">
            <text:p>816823</text:p>
          </table:table-cell>
          <table:table-cell office:value-type="float" office:value="1041188">
            <text:p>1041188</text:p>
          </table:table-cell>
          <table:table-cell office:value-type="float" office:value="1195923">
            <text:p>1195923</text:p>
          </table:table-cell>
          <table:table-cell office:value-type="float" office:value="1276637">
            <text:p>1276637</text:p>
          </table:table-cell>
          <table:table-cell office:value-type="float" office:value="1219546">
            <text:p>1219546</text:p>
          </table:table-cell>
          <table:table-cell table:number-columns-repeated="2"/>
          <table:table-cell office:value-type="float" office:value="16896853">
            <text:p>16896853</text:p>
          </table:table-cell>
          <table:table-cell office:value-type="float" office:value="6748627">
            <text:p>6748627</text:p>
          </table:table-cell>
          <table:table-cell office:value-type="float" office:value="3664806">
            <text:p>3664806</text:p>
          </table:table-cell>
          <table:table-cell office:value-type="float" office:value="2086004">
            <text:p>2086004</text:p>
          </table:table-cell>
          <table:table-cell office:value-type="float" office:value="1088909">
            <text:p>1088909</text:p>
          </table:table-cell>
          <table:table-cell/>
          <table:table-cell office:value-type="float" office:value="36035316">
            <text:p>360353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59084">
            <text:p>1059084</text:p>
          </table:table-cell>
          <table:table-cell office:value-type="float" office:value="1211049">
            <text:p>1211049</text:p>
          </table:table-cell>
          <table:table-cell office:value-type="float" office:value="1250495">
            <text:p>1250495</text:p>
          </table:table-cell>
          <table:table-cell office:value-type="float" office:value="1299285">
            <text:p>1299285</text:p>
          </table:table-cell>
          <table:table-cell office:value-type="float" office:value="1229233">
            <text:p>1229233</text:p>
          </table:table-cell>
          <table:table-cell table:number-columns-repeated="2"/>
          <table:table-cell office:value-type="float" office:value="17976485">
            <text:p>17976485</text:p>
          </table:table-cell>
          <table:table-cell office:value-type="float" office:value="7506634">
            <text:p>7506634</text:p>
          </table:table-cell>
          <table:table-cell office:value-type="float" office:value="3803559">
            <text:p>3803559</text:p>
          </table:table-cell>
          <table:table-cell office:value-type="float" office:value="2117708">
            <text:p>2117708</text:p>
          </table:table-cell>
          <table:table-cell office:value-type="float" office:value="1080472">
            <text:p>1080472</text:p>
          </table:table-cell>
          <table:table-cell/>
          <table:table-cell office:value-type="float" office:value="38534004">
            <text:p>385340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62134">
            <text:p>1762134</text:p>
          </table:table-cell>
          <table:table-cell office:value-type="float" office:value="1555540">
            <text:p>1555540</text:p>
          </table:table-cell>
          <table:table-cell office:value-type="float" office:value="1475183">
            <text:p>1475183</text:p>
          </table:table-cell>
          <table:table-cell office:value-type="float" office:value="1331121">
            <text:p>1331121</text:p>
          </table:table-cell>
          <table:table-cell office:value-type="float" office:value="1241427">
            <text:p>1241427</text:p>
          </table:table-cell>
          <table:table-cell table:number-columns-repeated="2"/>
          <table:table-cell office:value-type="float" office:value="21253109">
            <text:p>21253109</text:p>
          </table:table-cell>
          <table:table-cell office:value-type="float" office:value="8553396">
            <text:p>8553396</text:p>
          </table:table-cell>
          <table:table-cell office:value-type="float" office:value="4134594">
            <text:p>4134594</text:p>
          </table:table-cell>
          <table:table-cell office:value-type="float" office:value="2132215">
            <text:p>2132215</text:p>
          </table:table-cell>
          <table:table-cell office:value-type="float" office:value="1089107">
            <text:p>1089107</text:p>
          </table:table-cell>
          <table:table-cell/>
          <table:table-cell office:value-type="float" office:value="44527826">
            <text:p>44527826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2311832">
            <text:p>2311832</text:p>
          </table:table-cell>
          <table:table-cell office:value-type="float" office:value="1761397">
            <text:p>1761397</text:p>
          </table:table-cell>
          <table:table-cell office:value-type="float" office:value="1433157">
            <text:p>1433157</text:p>
          </table:table-cell>
          <table:table-cell office:value-type="float" office:value="1269569">
            <text:p>1269569</text:p>
          </table:table-cell>
          <table:table-cell table:number-columns-repeated="3"/>
          <table:table-cell office:value-type="float" office:value="10185216">
            <text:p>10185216</text:p>
          </table:table-cell>
          <table:table-cell office:value-type="float" office:value="4803898">
            <text:p>4803898</text:p>
          </table:table-cell>
          <table:table-cell office:value-type="float" office:value="2418541">
            <text:p>2418541</text:p>
          </table:table-cell>
          <table:table-cell office:value-type="float" office:value="1131626">
            <text:p>1131626</text:p>
          </table:table-cell>
          <table:table-cell/>
          <table:table-cell office:value-type="float" office:value="25315236">
            <text:p>2531523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  <table:table-cell office:value-type="float" office:value="2510488">
            <text:p>2510488</text:p>
          </table:table-cell>
          <table:table-cell office:value-type="float" office:value="1666407">
            <text:p>1666407</text:p>
          </table:table-cell>
          <table:table-cell office:value-type="float" office:value="1342187">
            <text:p>1342187</text:p>
          </table:table-cell>
          <table:table-cell table:number-columns-repeated="4"/>
          <table:table-cell office:value-type="float" office:value="5959799">
            <text:p>5959799</text:p>
          </table:table-cell>
          <table:table-cell office:value-type="float" office:value="2576031">
            <text:p>2576031</text:p>
          </table:table-cell>
          <table:table-cell office:value-type="float" office:value="1249106">
            <text:p>1249106</text:p>
          </table:table-cell>
          <table:table-cell/>
          <table:table-cell office:value-type="float" office:value="15304018">
            <text:p>1530401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style-name="ce12"/>
          <table:table-cell table:style-name="ce16" table:number-columns-repeated="2"/>
          <table:table-cell table:style-name="ce16" office:value-type="float" office:value="2232056">
            <text:p>2232056</text:p>
          </table:table-cell>
          <table:table-cell table:style-name="ce16" office:value-type="float" office:value="1538509">
            <text:p>1538509</text:p>
          </table:table-cell>
          <table:table-cell table:style-name="ce21" table:number-columns-repeated="2"/>
          <table:table-cell table:number-columns-repeated="3"/>
          <table:table-cell office:value-type="float" office:value="3065228">
            <text:p>3065228</text:p>
          </table:table-cell>
          <table:table-cell office:value-type="float" office:value="1479130">
            <text:p>1479130</text:p>
          </table:table-cell>
          <table:table-cell/>
          <table:table-cell table:style-name="ce28" office:value-type="float" office:value="8314923">
            <text:p>8314923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3" office:value-type="float" office:value="6280855">
            <text:p>6280855</text:p>
          </table:table-cell>
          <table:table-cell table:style-name="ce17" office:value-type="float" office:value="9924386">
            <text:p>9924386</text:p>
          </table:table-cell>
          <table:table-cell table:style-name="ce17" office:value-type="float" office:value="12762036">
            <text:p>12762036</text:p>
          </table:table-cell>
          <table:table-cell table:style-name="ce17" office:value-type="float" office:value="14254278">
            <text:p>14254278</text:p>
          </table:table-cell>
          <table:table-cell table:style-name="ce17" office:value-type="float" office:value="12704798">
            <text:p>12704798</text:p>
          </table:table-cell>
          <table:table-cell table:style-name="ce22" office:value-type="float" office:value="1384022">
            <text:p>1384022</text:p>
          </table:table-cell>
          <table:table-cell table:style-name="ce22"/>
          <table:table-cell table:style-name="ce13" office:value-type="float" office:value="121458565">
            <text:p>121458565</text:p>
          </table:table-cell>
          <table:table-cell table:style-name="ce17" office:value-type="float" office:value="59009116">
            <text:p>59009116</text:p>
          </table:table-cell>
          <table:table-cell table:style-name="ce17" office:value-type="float" office:value="37055543">
            <text:p>37055543</text:p>
          </table:table-cell>
          <table:table-cell table:style-name="ce17" office:value-type="float" office:value="22919676">
            <text:p>22919676</text:p>
          </table:table-cell>
          <table:table-cell table:style-name="ce17" office:value-type="float" office:value="11449268">
            <text:p>11449268</text:p>
          </table:table-cell>
          <table:table-cell table:style-name="ce22" office:value-type="float" office:value="804370">
            <text:p>804370</text:p>
          </table:table-cell>
          <table:table-cell table:style-name="ce29" office:value-type="float" office:value="310006913">
            <text:p>310006913</text:p>
          </table:table-cell>
        </table:table-row>
      </table:table>
      <table:table table:name="DataPilot_Sheet1_3" table:style-name="ta1" table:print="false">
        <table:table-column table:style-name="co7" table:default-cell-style-name="ce5"/>
        <table:table-column table:style-name="co7" table:default-cell-style-name="ce11"/>
        <table:table-column table:style-name="co7" table:number-columns-repeated="8" table:default-cell-style-name="DataPilot_20_Value"/>
        <table:table-column table:style-name="co7" table:number-columns-repeated="2" table:default-cell-style-name="ce20"/>
        <table:table-column table:style-name="co7" table:number-columns-repeated="10" table:default-cell-style-name="DataPilot_20_Value"/>
        <table:table-column table:style-name="co7" table:default-cell-style-name="ce27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22"/>
        </table:table-row>
        <table:table-row table:style-name="ro1">
          <table:table-cell table:style-name="Default" table:number-columns-repeated="23"/>
        </table:table-row>
        <table:table-row table:style-name="ro1">
          <table:table-cell table:style-name="ce1" office:value-type="string">
            <text:p>Sum - time(us)</text:p>
          </table:table-cell>
          <table:table-cell table:style-name="ce7" office:value-type="string">
            <text:p>hw</text:p>
          </table:table-cell>
          <table:table-cell table:style-name="ce7" office:value-type="string">
            <text:p>border</text:p>
          </table:table-cell>
          <table:table-cell table:style-name="ce18" table:number-columns-repeated="19"/>
          <table:table-cell table:style-name="ce23"/>
        </table:table-row>
        <table:table-row table:style-name="ro1">
          <table:table-cell table:style-name="ce2"/>
          <table:table-cell table:style-name="ce8" office:value-type="string">
            <text:p>cpu</text:p>
          </table:table-cell>
          <table:table-cell table:style-name="DataPilot_20_Category" table:number-columns-repeated="10"/>
          <table:table-cell table:style-name="DataPilot_20_Category" office:value-type="string">
            <text:p>gpu</text:p>
          </table:table-cell>
          <table:table-cell table:style-name="DataPilot_20_Category" table:number-columns-repeated="9"/>
          <table:table-cell table:style-name="ce24" office:value-type="string">
            <text:p>Total Result</text:p>
          </table:table-cell>
        </table:table-row>
        <table:table-row table:style-name="ro1">
          <table:table-cell table:style-name="ce3" office:value-type="string">
            <text:p>chunk</text:p>
          </table:table-cell>
          <table:table-cell table:style-name="ce9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256">
            <text:p>256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256">
            <text:p>256</text:p>
          </table:table-cell>
          <table:table-cell table:style-name="ce25"/>
        </table:table-row>
        <table:table-row table:style-name="ro1">
          <table:table-cell table:style-name="ce4" office:value-type="float" office:value="128">
            <text:p>128</text:p>
          </table:table-cell>
          <table:table-cell table:style-name="ce10" office:value-type="float" office:value="616041">
            <text:p>616041</text:p>
          </table:table-cell>
          <table:table-cell table:style-name="ce15" office:value-type="float" office:value="643968">
            <text:p>643968</text:p>
          </table:table-cell>
          <table:table-cell table:style-name="ce15" office:value-type="float" office:value="669240">
            <text:p>669240</text:p>
          </table:table-cell>
          <table:table-cell table:style-name="ce15" office:value-type="float" office:value="713565">
            <text:p>713565</text:p>
          </table:table-cell>
          <table:table-cell table:style-name="ce15" office:value-type="float" office:value="816823">
            <text:p>816823</text:p>
          </table:table-cell>
          <table:table-cell table:style-name="ce15" office:value-type="float" office:value="1059084">
            <text:p>1059084</text:p>
          </table:table-cell>
          <table:table-cell table:style-name="ce15" office:value-type="float" office:value="1762134">
            <text:p>1762134</text:p>
          </table:table-cell>
          <table:table-cell table:style-name="ce15" table:number-columns-repeated="2"/>
          <table:table-cell table:style-name="ce19" table:number-columns-repeated="2"/>
          <table:table-cell office:value-type="float" office:value="15861501">
            <text:p>15861501</text:p>
          </table:table-cell>
          <table:table-cell office:value-type="float" office:value="16252241">
            <text:p>16252241</text:p>
          </table:table-cell>
          <table:table-cell office:value-type="float" office:value="16459267">
            <text:p>16459267</text:p>
          </table:table-cell>
          <table:table-cell office:value-type="float" office:value="16759109">
            <text:p>16759109</text:p>
          </table:table-cell>
          <table:table-cell office:value-type="float" office:value="16896853">
            <text:p>16896853</text:p>
          </table:table-cell>
          <table:table-cell office:value-type="float" office:value="17976485">
            <text:p>17976485</text:p>
          </table:table-cell>
          <table:table-cell office:value-type="float" office:value="21253109">
            <text:p>21253109</text:p>
          </table:table-cell>
          <table:table-cell table:number-columns-repeated="3"/>
          <table:table-cell table:style-name="ce26" office:value-type="float" office:value="127739420">
            <text:p>12773942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22925">
            <text:p>922925</text:p>
          </table:table-cell>
          <table:table-cell office:value-type="float" office:value="938463">
            <text:p>938463</text:p>
          </table:table-cell>
          <table:table-cell office:value-type="float" office:value="958972">
            <text:p>958972</text:p>
          </table:table-cell>
          <table:table-cell office:value-type="float" office:value="984417">
            <text:p>984417</text:p>
          </table:table-cell>
          <table:table-cell office:value-type="float" office:value="1041188">
            <text:p>1041188</text:p>
          </table:table-cell>
          <table:table-cell office:value-type="float" office:value="1211049">
            <text:p>1211049</text:p>
          </table:table-cell>
          <table:table-cell office:value-type="float" office:value="1555540">
            <text:p>1555540</text:p>
          </table:table-cell>
          <table:table-cell office:value-type="float" office:value="2311832">
            <text:p>2311832</text:p>
          </table:table-cell>
          <table:table-cell table:number-columns-repeated="3"/>
          <table:table-cell office:value-type="float" office:value="6170783">
            <text:p>6170783</text:p>
          </table:table-cell>
          <table:table-cell office:value-type="float" office:value="6558265">
            <text:p>6558265</text:p>
          </table:table-cell>
          <table:table-cell office:value-type="float" office:value="6636568">
            <text:p>6636568</text:p>
          </table:table-cell>
          <table:table-cell office:value-type="float" office:value="6649627">
            <text:p>6649627</text:p>
          </table:table-cell>
          <table:table-cell office:value-type="float" office:value="6748627">
            <text:p>6748627</text:p>
          </table:table-cell>
          <table:table-cell office:value-type="float" office:value="7506634">
            <text:p>7506634</text:p>
          </table:table-cell>
          <table:table-cell office:value-type="float" office:value="8553396">
            <text:p>8553396</text:p>
          </table:table-cell>
          <table:table-cell office:value-type="float" office:value="10185216">
            <text:p>10185216</text:p>
          </table:table-cell>
          <table:table-cell table:number-columns-repeated="2"/>
          <table:table-cell office:value-type="float" office:value="68933502">
            <text:p>6893350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131070">
            <text:p>1131070</text:p>
          </table:table-cell>
          <table:table-cell office:value-type="float" office:value="1139090">
            <text:p>1139090</text:p>
          </table:table-cell>
          <table:table-cell office:value-type="float" office:value="1140131">
            <text:p>1140131</text:p>
          </table:table-cell>
          <table:table-cell office:value-type="float" office:value="1158259">
            <text:p>1158259</text:p>
          </table:table-cell>
          <table:table-cell office:value-type="float" office:value="1195923">
            <text:p>1195923</text:p>
          </table:table-cell>
          <table:table-cell office:value-type="float" office:value="1250495">
            <text:p>1250495</text:p>
          </table:table-cell>
          <table:table-cell office:value-type="float" office:value="1475183">
            <text:p>1475183</text:p>
          </table:table-cell>
          <table:table-cell office:value-type="float" office:value="1761397">
            <text:p>1761397</text:p>
          </table:table-cell>
          <table:table-cell office:value-type="float" office:value="2510488">
            <text:p>2510488</text:p>
          </table:table-cell>
          <table:table-cell table:number-columns-repeated="2"/>
          <table:table-cell office:value-type="float" office:value="3560870">
            <text:p>3560870</text:p>
          </table:table-cell>
          <table:table-cell office:value-type="float" office:value="3686919">
            <text:p>3686919</text:p>
          </table:table-cell>
          <table:table-cell office:value-type="float" office:value="3710575">
            <text:p>3710575</text:p>
          </table:table-cell>
          <table:table-cell office:value-type="float" office:value="3730523">
            <text:p>3730523</text:p>
          </table:table-cell>
          <table:table-cell office:value-type="float" office:value="3664806">
            <text:p>3664806</text:p>
          </table:table-cell>
          <table:table-cell office:value-type="float" office:value="3803559">
            <text:p>3803559</text:p>
          </table:table-cell>
          <table:table-cell office:value-type="float" office:value="4134594">
            <text:p>4134594</text:p>
          </table:table-cell>
          <table:table-cell office:value-type="float" office:value="4803898">
            <text:p>4803898</text:p>
          </table:table-cell>
          <table:table-cell office:value-type="float" office:value="5959799">
            <text:p>5959799</text:p>
          </table:table-cell>
          <table:table-cell/>
          <table:table-cell office:value-type="float" office:value="49817579">
            <text:p>4981757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49526">
            <text:p>1249526</text:p>
          </table:table-cell>
          <table:table-cell office:value-type="float" office:value="1253314">
            <text:p>1253314</text:p>
          </table:table-cell>
          <table:table-cell office:value-type="float" office:value="1254168">
            <text:p>1254168</text:p>
          </table:table-cell>
          <table:table-cell office:value-type="float" office:value="1258607">
            <text:p>1258607</text:p>
          </table:table-cell>
          <table:table-cell office:value-type="float" office:value="1276637">
            <text:p>1276637</text:p>
          </table:table-cell>
          <table:table-cell office:value-type="float" office:value="1299285">
            <text:p>1299285</text:p>
          </table:table-cell>
          <table:table-cell office:value-type="float" office:value="1331121">
            <text:p>1331121</text:p>
          </table:table-cell>
          <table:table-cell office:value-type="float" office:value="1433157">
            <text:p>1433157</text:p>
          </table:table-cell>
          <table:table-cell office:value-type="float" office:value="1666407">
            <text:p>1666407</text:p>
          </table:table-cell>
          <table:table-cell office:value-type="float" office:value="2232056">
            <text:p>2232056</text:p>
          </table:table-cell>
          <table:table-cell/>
          <table:table-cell office:value-type="float" office:value="2071270">
            <text:p>2071270</text:p>
          </table:table-cell>
          <table:table-cell office:value-type="float" office:value="2177960">
            <text:p>2177960</text:p>
          </table:table-cell>
          <table:table-cell office:value-type="float" office:value="2179308">
            <text:p>2179308</text:p>
          </table:table-cell>
          <table:table-cell office:value-type="float" office:value="2095411">
            <text:p>2095411</text:p>
          </table:table-cell>
          <table:table-cell office:value-type="float" office:value="2086004">
            <text:p>2086004</text:p>
          </table:table-cell>
          <table:table-cell office:value-type="float" office:value="2117708">
            <text:p>2117708</text:p>
          </table:table-cell>
          <table:table-cell office:value-type="float" office:value="2132215">
            <text:p>2132215</text:p>
          </table:table-cell>
          <table:table-cell office:value-type="float" office:value="2418541">
            <text:p>2418541</text:p>
          </table:table-cell>
          <table:table-cell office:value-type="float" office:value="2576031">
            <text:p>2576031</text:p>
          </table:table-cell>
          <table:table-cell office:value-type="float" office:value="3065228">
            <text:p>3065228</text:p>
          </table:table-cell>
          <table:table-cell office:value-type="float" office:value="37173954">
            <text:p>3717395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16664">
            <text:p>1216664</text:p>
          </table:table-cell>
          <table:table-cell office:value-type="float" office:value="1217430">
            <text:p>1217430</text:p>
          </table:table-cell>
          <table:table-cell office:value-type="float" office:value="1213247">
            <text:p>1213247</text:p>
          </table:table-cell>
          <table:table-cell office:value-type="float" office:value="1216986">
            <text:p>1216986</text:p>
          </table:table-cell>
          <table:table-cell office:value-type="float" office:value="1219546">
            <text:p>1219546</text:p>
          </table:table-cell>
          <table:table-cell office:value-type="float" office:value="1229233">
            <text:p>1229233</text:p>
          </table:table-cell>
          <table:table-cell office:value-type="float" office:value="1241427">
            <text:p>1241427</text:p>
          </table:table-cell>
          <table:table-cell office:value-type="float" office:value="1269569">
            <text:p>1269569</text:p>
          </table:table-cell>
          <table:table-cell office:value-type="float" office:value="1342187">
            <text:p>1342187</text:p>
          </table:table-cell>
          <table:table-cell office:value-type="float" office:value="1538509">
            <text:p>1538509</text:p>
          </table:table-cell>
          <table:table-cell/>
          <table:table-cell office:value-type="float" office:value="1098596">
            <text:p>1098596</text:p>
          </table:table-cell>
          <table:table-cell office:value-type="float" office:value="1079372">
            <text:p>1079372</text:p>
          </table:table-cell>
          <table:table-cell office:value-type="float" office:value="1076772">
            <text:p>1076772</text:p>
          </table:table-cell>
          <table:table-cell office:value-type="float" office:value="1076178">
            <text:p>1076178</text:p>
          </table:table-cell>
          <table:table-cell office:value-type="float" office:value="1088909">
            <text:p>1088909</text:p>
          </table:table-cell>
          <table:table-cell office:value-type="float" office:value="1080472">
            <text:p>1080472</text:p>
          </table:table-cell>
          <table:table-cell office:value-type="float" office:value="1089107">
            <text:p>1089107</text:p>
          </table:table-cell>
          <table:table-cell office:value-type="float" office:value="1131626">
            <text:p>1131626</text:p>
          </table:table-cell>
          <table:table-cell office:value-type="float" office:value="1249106">
            <text:p>1249106</text:p>
          </table:table-cell>
          <table:table-cell office:value-type="float" office:value="1479130">
            <text:p>1479130</text:p>
          </table:table-cell>
          <table:table-cell office:value-type="float" office:value="24154066">
            <text:p>2415406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style-name="ce12" office:value-type="float" office:value="1384022">
            <text:p>1384022</text:p>
          </table:table-cell>
          <table:table-cell table:style-name="ce16" table:number-columns-repeated="8"/>
          <table:table-cell table:style-name="ce21" table:number-columns-repeated="2"/>
          <table:table-cell office:value-type="float" office:value="804370">
            <text:p>804370</text:p>
          </table:table-cell>
          <table:table-cell table:number-columns-repeated="9"/>
          <table:table-cell table:style-name="ce28" office:value-type="float" office:value="2188392">
            <text:p>2188392</text:p>
          </table:table-cell>
        </table:table-row>
        <table:table-row table:style-name="ro1">
          <table:table-cell table:style-name="ce6" office:value-type="string">
            <text:p>Total Result</text:p>
            <draw:frame table:end-cell-address="DataPilot_Sheet1_3.N53" table:end-x="0.2311in" table:end-y="0.1563in" draw:z-index="0" draw:style-name="gr1" svg:width="11.7449in" svg:height="7.3764in" svg:x="0.0433in" svg:y="0.0417in">
              <draw:object draw:notify-on-update-of-ranges="DataPilot_Sheet1_3.A5:DataPilot_Sheet1_3.A5 DataPilot_Sheet1_3.B5:DataPilot_Sheet1_3.V5 DataPilot_Sheet1_3.A6:DataPilot_Sheet1_3.A6 DataPilot_Sheet1_3.B6:DataPilot_Sheet1_3.V6 DataPilot_Sheet1_3.A7:DataPilot_Sheet1_3.A7 DataPilot_Sheet1_3.B7:DataPilot_Sheet1_3.V7 DataPilot_Sheet1_3.A8:DataPilot_Sheet1_3.A8 DataPilot_Sheet1_3.B8:DataPilot_Sheet1_3.V8 DataPilot_Sheet1_3.A9:DataPilot_Sheet1_3.A9 DataPilot_Sheet1_3.B9:DataPilot_Sheet1_3.V9 DataPilot_Sheet1_3.A10:DataPilot_Sheet1_3.A10 DataPilot_Sheet1_3.B10:DataPilot_Sheet1_3.V10 DataPilot_Sheet1_3.A11:DataPilot_Sheet1_3.A11 DataPilot_Sheet1_3.B11:DataPilot_Sheet1_3.V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3" office:value-type="float" office:value="6520248">
            <text:p>6520248</text:p>
          </table:table-cell>
          <table:table-cell table:style-name="ce17" office:value-type="float" office:value="5192265">
            <text:p>5192265</text:p>
          </table:table-cell>
          <table:table-cell table:style-name="ce17" office:value-type="float" office:value="5235758">
            <text:p>5235758</text:p>
          </table:table-cell>
          <table:table-cell table:style-name="ce17" office:value-type="float" office:value="5331834">
            <text:p>5331834</text:p>
          </table:table-cell>
          <table:table-cell table:style-name="ce17" office:value-type="float" office:value="5550117">
            <text:p>5550117</text:p>
          </table:table-cell>
          <table:table-cell table:style-name="ce17" office:value-type="float" office:value="6049146">
            <text:p>6049146</text:p>
          </table:table-cell>
          <table:table-cell table:style-name="ce17" office:value-type="float" office:value="7365405">
            <text:p>7365405</text:p>
          </table:table-cell>
          <table:table-cell table:style-name="ce17" office:value-type="float" office:value="6775955">
            <text:p>6775955</text:p>
          </table:table-cell>
          <table:table-cell table:style-name="ce17" office:value-type="float" office:value="5519082">
            <text:p>5519082</text:p>
          </table:table-cell>
          <table:table-cell table:style-name="ce22" office:value-type="float" office:value="3770565">
            <text:p>3770565</text:p>
          </table:table-cell>
          <table:table-cell table:style-name="ce22"/>
          <table:table-cell table:style-name="ce13" office:value-type="float" office:value="29567390">
            <text:p>29567390</text:p>
          </table:table-cell>
          <table:table-cell table:style-name="ce17" office:value-type="float" office:value="29754757">
            <text:p>29754757</text:p>
          </table:table-cell>
          <table:table-cell table:style-name="ce17" office:value-type="float" office:value="30062490">
            <text:p>30062490</text:p>
          </table:table-cell>
          <table:table-cell table:style-name="ce17" office:value-type="float" office:value="30310848">
            <text:p>30310848</text:p>
          </table:table-cell>
          <table:table-cell table:style-name="ce17" office:value-type="float" office:value="30485199">
            <text:p>30485199</text:p>
          </table:table-cell>
          <table:table-cell table:style-name="ce17" office:value-type="float" office:value="32484858">
            <text:p>32484858</text:p>
          </table:table-cell>
          <table:table-cell table:style-name="ce17" office:value-type="float" office:value="37162421">
            <text:p>37162421</text:p>
          </table:table-cell>
          <table:table-cell table:style-name="ce17" office:value-type="float" office:value="18539281">
            <text:p>18539281</text:p>
          </table:table-cell>
          <table:table-cell table:style-name="ce17" office:value-type="float" office:value="9784936">
            <text:p>9784936</text:p>
          </table:table-cell>
          <table:table-cell table:style-name="ce22" office:value-type="float" office:value="4544358">
            <text:p>4544358</text:p>
          </table:table-cell>
          <table:table-cell table:style-name="ce29" office:value-type="float" office:value="310006913">
            <text:p>310006913</text:p>
          </table:table-cell>
        </table:table-row>
      </table:table>
      <table:database-ranges>
        <table:database-range table:target-range-address="Sheet1.A1:Sheet1.AMJ1048576">
          <table:sort>
            <table:sort-by table:field-number="0" table:data-type="automatic"/>
            <table:sort-by table:field-number="5" table:data-type="automatic"/>
            <table:sort-by table:field-number="4" table:data-type="automatic"/>
          </table:sort>
        </table:database-range>
      </table:database-ranges>
      <table:data-pilot-tables>
        <table:data-pilot-table table:name="DataPilot3" table:application-data="" table:target-range-address="DataPilot_Sheet1_3.A1:DataPilot_Sheet1_3.W12" table:buttons="DataPilot_Sheet1_3.A1 DataPilot_Sheet1_3.A5 DataPilot_Sheet1_3.B3 DataPilot_Sheet1_3.C3">
          <table:source-cell-range table:cell-range-address="Sheet1.A1:Sheet1.G91"/>
          <table:data-pilot-field table:source-field-name="hw" table:orientation="column" table:used-hierarchy="0" table:function="auto">
            <table:data-pilot-level table:show-empty="false">
              <table:data-pilot-members>
                <table:data-pilot-member table:name="cpu" table:display="true" table:show-details="true"/>
                <table:data-pilot-member table:name="gpu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rder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unk" table:orientation="row" table:used-hierarchy="0" table:function="auto">
            <table:data-pilot-level table:show-empty="false">
              <table:data-pilot-members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(us)" table:orientation="data" table:used-hierarchy="0" table:function="sum">
            <table:data-pilot-level table:show-empty="false">
              <table:data-pilot-members>
                <table:data-pilot-member table:name="616041" table:display="true" table:show-details="true"/>
                <table:data-pilot-member table:name="643968" table:display="true" table:show-details="true"/>
                <table:data-pilot-member table:name="669240" table:display="true" table:show-details="true"/>
                <table:data-pilot-member table:name="713565" table:display="true" table:show-details="true"/>
                <table:data-pilot-member table:name="804370" table:display="true" table:show-details="true"/>
                <table:data-pilot-member table:name="816823" table:display="true" table:show-details="true"/>
                <table:data-pilot-member table:name="922925" table:display="true" table:show-details="true"/>
                <table:data-pilot-member table:name="938463" table:display="true" table:show-details="true"/>
                <table:data-pilot-member table:name="958972" table:display="true" table:show-details="true"/>
                <table:data-pilot-member table:name="984417" table:display="true" table:show-details="true"/>
                <table:data-pilot-member table:name="1041188" table:display="true" table:show-details="true"/>
                <table:data-pilot-member table:name="1059084" table:display="true" table:show-details="true"/>
                <table:data-pilot-member table:name="1076178" table:display="true" table:show-details="true"/>
                <table:data-pilot-member table:name="1076772" table:display="true" table:show-details="true"/>
                <table:data-pilot-member table:name="1079372" table:display="true" table:show-details="true"/>
                <table:data-pilot-member table:name="1080472" table:display="true" table:show-details="true"/>
                <table:data-pilot-member table:name="1088909" table:display="true" table:show-details="true"/>
                <table:data-pilot-member table:name="1089107" table:display="true" table:show-details="true"/>
                <table:data-pilot-member table:name="1098596" table:display="true" table:show-details="true"/>
                <table:data-pilot-member table:name="1131070" table:display="true" table:show-details="true"/>
                <table:data-pilot-member table:name="1131626" table:display="true" table:show-details="true"/>
                <table:data-pilot-member table:name="1139090" table:display="true" table:show-details="true"/>
                <table:data-pilot-member table:name="1140131" table:display="true" table:show-details="true"/>
                <table:data-pilot-member table:name="1158259" table:display="true" table:show-details="true"/>
                <table:data-pilot-member table:name="1195923" table:display="true" table:show-details="true"/>
                <table:data-pilot-member table:name="1211049" table:display="true" table:show-details="true"/>
                <table:data-pilot-member table:name="1213247" table:display="true" table:show-details="true"/>
                <table:data-pilot-member table:name="1216664" table:display="true" table:show-details="true"/>
                <table:data-pilot-member table:name="1216986" table:display="true" table:show-details="true"/>
                <table:data-pilot-member table:name="1217430" table:display="true" table:show-details="true"/>
                <table:data-pilot-member table:name="1219546" table:display="true" table:show-details="true"/>
                <table:data-pilot-member table:name="1229233" table:display="true" table:show-details="true"/>
                <table:data-pilot-member table:name="1241427" table:display="true" table:show-details="true"/>
                <table:data-pilot-member table:name="1249106" table:display="true" table:show-details="true"/>
                <table:data-pilot-member table:name="1249526" table:display="true" table:show-details="true"/>
                <table:data-pilot-member table:name="1250495" table:display="true" table:show-details="true"/>
                <table:data-pilot-member table:name="1253314" table:display="true" table:show-details="true"/>
                <table:data-pilot-member table:name="1254168" table:display="true" table:show-details="true"/>
                <table:data-pilot-member table:name="1258607" table:display="true" table:show-details="true"/>
                <table:data-pilot-member table:name="1269569" table:display="true" table:show-details="true"/>
                <table:data-pilot-member table:name="1276637" table:display="true" table:show-details="true"/>
                <table:data-pilot-member table:name="1299285" table:display="true" table:show-details="true"/>
                <table:data-pilot-member table:name="1331121" table:display="true" table:show-details="true"/>
                <table:data-pilot-member table:name="1342187" table:display="true" table:show-details="true"/>
                <table:data-pilot-member table:name="1384022" table:display="true" table:show-details="true"/>
                <table:data-pilot-member table:name="1433157" table:display="true" table:show-details="true"/>
                <table:data-pilot-member table:name="1475183" table:display="true" table:show-details="true"/>
                <table:data-pilot-member table:name="1479130" table:display="true" table:show-details="true"/>
                <table:data-pilot-member table:name="1538509" table:display="true" table:show-details="true"/>
                <table:data-pilot-member table:name="1555540" table:display="true" table:show-details="true"/>
                <table:data-pilot-member table:name="1666407" table:display="true" table:show-details="true"/>
                <table:data-pilot-member table:name="1761397" table:display="true" table:show-details="true"/>
                <table:data-pilot-member table:name="1762134" table:display="true" table:show-details="true"/>
                <table:data-pilot-member table:name="2071270" table:display="true" table:show-details="true"/>
                <table:data-pilot-member table:name="2086004" table:display="true" table:show-details="true"/>
                <table:data-pilot-member table:name="2095411" table:display="true" table:show-details="true"/>
                <table:data-pilot-member table:name="2117708" table:display="true" table:show-details="true"/>
                <table:data-pilot-member table:name="2132215" table:display="true" table:show-details="true"/>
                <table:data-pilot-member table:name="2177960" table:display="true" table:show-details="true"/>
                <table:data-pilot-member table:name="2179308" table:display="true" table:show-details="true"/>
                <table:data-pilot-member table:name="2232056" table:display="true" table:show-details="true"/>
                <table:data-pilot-member table:name="2311832" table:display="true" table:show-details="true"/>
                <table:data-pilot-member table:name="2418541" table:display="true" table:show-details="true"/>
                <table:data-pilot-member table:name="2510488" table:display="true" table:show-details="true"/>
                <table:data-pilot-member table:name="2576031" table:display="true" table:show-details="true"/>
                <table:data-pilot-member table:name="3065228" table:display="true" table:show-details="true"/>
                <table:data-pilot-member table:name="3560870" table:display="true" table:show-details="true"/>
                <table:data-pilot-member table:name="3664806" table:display="true" table:show-details="true"/>
                <table:data-pilot-member table:name="3686919" table:display="true" table:show-details="true"/>
                <table:data-pilot-member table:name="3710575" table:display="true" table:show-details="true"/>
                <table:data-pilot-member table:name="3730523" table:display="true" table:show-details="true"/>
                <table:data-pilot-member table:name="3803559" table:display="true" table:show-details="true"/>
                <table:data-pilot-member table:name="4134594" table:display="true" table:show-details="true"/>
                <table:data-pilot-member table:name="4803898" table:display="true" table:show-details="true"/>
                <table:data-pilot-member table:name="5959799" table:display="true" table:show-details="true"/>
                <table:data-pilot-member table:name="6170783" table:display="true" table:show-details="true"/>
                <table:data-pilot-member table:name="6558265" table:display="true" table:show-details="true"/>
                <table:data-pilot-member table:name="6636568" table:display="true" table:show-details="true"/>
                <table:data-pilot-member table:name="6649627" table:display="true" table:show-details="true"/>
                <table:data-pilot-member table:name="6748627" table:display="true" table:show-details="true"/>
                <table:data-pilot-member table:name="7506634" table:display="true" table:show-details="true"/>
                <table:data-pilot-member table:name="8553396" table:display="true" table:show-details="true"/>
                <table:data-pilot-member table:name="10185216" table:display="true" table:show-details="true"/>
                <table:data-pilot-member table:name="15861501" table:display="true" table:show-details="true"/>
                <table:data-pilot-member table:name="16252241" table:display="true" table:show-details="true"/>
                <table:data-pilot-member table:name="16459267" table:display="true" table:show-details="true"/>
                <table:data-pilot-member table:name="16759109" table:display="true" table:show-details="true"/>
                <table:data-pilot-member table:name="16896853" table:display="true" table:show-details="true"/>
                <table:data-pilot-member table:name="17976485" table:display="true" table:show-details="true"/>
                <table:data-pilot-member table:name="212531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DataPilot_Sheet1_1.A1:DataPilot_Sheet1_1.O16" table:buttons="DataPilot_Sheet1_1.A1 DataPilot_Sheet1_1.A5 DataPilot_Sheet1_1.B3 DataPilot_Sheet1_1.C3">
          <table:source-cell-range table:cell-range-address="Sheet1.A1:Sheet1.G91"/>
          <table:data-pilot-field table:source-field-name="hw" table:orientation="column" table:used-hierarchy="0" table:function="auto">
            <table:data-pilot-level table:show-empty="false">
              <table:data-pilot-members>
                <table:data-pilot-member table:name="cpu" table:display="true" table:show-details="true"/>
                <table:data-pilot-member table:name="gpu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unk" table:orientation="column" table:used-hierarchy="0" table:function="auto">
            <table:data-pilot-level table:show-empty="false">
              <table:data-pilot-members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rder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(us)" table:orientation="data" table:used-hierarchy="0" table:function="sum">
            <table:data-pilot-level table:show-empty="false">
              <table:data-pilot-members>
                <table:data-pilot-member table:name="616041" table:display="true" table:show-details="true"/>
                <table:data-pilot-member table:name="643968" table:display="true" table:show-details="true"/>
                <table:data-pilot-member table:name="669240" table:display="true" table:show-details="true"/>
                <table:data-pilot-member table:name="713565" table:display="true" table:show-details="true"/>
                <table:data-pilot-member table:name="804370" table:display="true" table:show-details="true"/>
                <table:data-pilot-member table:name="816823" table:display="true" table:show-details="true"/>
                <table:data-pilot-member table:name="922925" table:display="true" table:show-details="true"/>
                <table:data-pilot-member table:name="938463" table:display="true" table:show-details="true"/>
                <table:data-pilot-member table:name="958972" table:display="true" table:show-details="true"/>
                <table:data-pilot-member table:name="984417" table:display="true" table:show-details="true"/>
                <table:data-pilot-member table:name="1041188" table:display="true" table:show-details="true"/>
                <table:data-pilot-member table:name="1059084" table:display="true" table:show-details="true"/>
                <table:data-pilot-member table:name="1076178" table:display="true" table:show-details="true"/>
                <table:data-pilot-member table:name="1076772" table:display="true" table:show-details="true"/>
                <table:data-pilot-member table:name="1079372" table:display="true" table:show-details="true"/>
                <table:data-pilot-member table:name="1080472" table:display="true" table:show-details="true"/>
                <table:data-pilot-member table:name="1088909" table:display="true" table:show-details="true"/>
                <table:data-pilot-member table:name="1089107" table:display="true" table:show-details="true"/>
                <table:data-pilot-member table:name="1098596" table:display="true" table:show-details="true"/>
                <table:data-pilot-member table:name="1131070" table:display="true" table:show-details="true"/>
                <table:data-pilot-member table:name="1131626" table:display="true" table:show-details="true"/>
                <table:data-pilot-member table:name="1139090" table:display="true" table:show-details="true"/>
                <table:data-pilot-member table:name="1140131" table:display="true" table:show-details="true"/>
                <table:data-pilot-member table:name="1158259" table:display="true" table:show-details="true"/>
                <table:data-pilot-member table:name="1195923" table:display="true" table:show-details="true"/>
                <table:data-pilot-member table:name="1211049" table:display="true" table:show-details="true"/>
                <table:data-pilot-member table:name="1213247" table:display="true" table:show-details="true"/>
                <table:data-pilot-member table:name="1216664" table:display="true" table:show-details="true"/>
                <table:data-pilot-member table:name="1216986" table:display="true" table:show-details="true"/>
                <table:data-pilot-member table:name="1217430" table:display="true" table:show-details="true"/>
                <table:data-pilot-member table:name="1219546" table:display="true" table:show-details="true"/>
                <table:data-pilot-member table:name="1229233" table:display="true" table:show-details="true"/>
                <table:data-pilot-member table:name="1241427" table:display="true" table:show-details="true"/>
                <table:data-pilot-member table:name="1249106" table:display="true" table:show-details="true"/>
                <table:data-pilot-member table:name="1249526" table:display="true" table:show-details="true"/>
                <table:data-pilot-member table:name="1250495" table:display="true" table:show-details="true"/>
                <table:data-pilot-member table:name="1253314" table:display="true" table:show-details="true"/>
                <table:data-pilot-member table:name="1254168" table:display="true" table:show-details="true"/>
                <table:data-pilot-member table:name="1258607" table:display="true" table:show-details="true"/>
                <table:data-pilot-member table:name="1269569" table:display="true" table:show-details="true"/>
                <table:data-pilot-member table:name="1276637" table:display="true" table:show-details="true"/>
                <table:data-pilot-member table:name="1299285" table:display="true" table:show-details="true"/>
                <table:data-pilot-member table:name="1331121" table:display="true" table:show-details="true"/>
                <table:data-pilot-member table:name="1342187" table:display="true" table:show-details="true"/>
                <table:data-pilot-member table:name="1384022" table:display="true" table:show-details="true"/>
                <table:data-pilot-member table:name="1433157" table:display="true" table:show-details="true"/>
                <table:data-pilot-member table:name="1475183" table:display="true" table:show-details="true"/>
                <table:data-pilot-member table:name="1479130" table:display="true" table:show-details="true"/>
                <table:data-pilot-member table:name="1538509" table:display="true" table:show-details="true"/>
                <table:data-pilot-member table:name="1555540" table:display="true" table:show-details="true"/>
                <table:data-pilot-member table:name="1666407" table:display="true" table:show-details="true"/>
                <table:data-pilot-member table:name="1761397" table:display="true" table:show-details="true"/>
                <table:data-pilot-member table:name="1762134" table:display="true" table:show-details="true"/>
                <table:data-pilot-member table:name="2071270" table:display="true" table:show-details="true"/>
                <table:data-pilot-member table:name="2086004" table:display="true" table:show-details="true"/>
                <table:data-pilot-member table:name="2095411" table:display="true" table:show-details="true"/>
                <table:data-pilot-member table:name="2117708" table:display="true" table:show-details="true"/>
                <table:data-pilot-member table:name="2132215" table:display="true" table:show-details="true"/>
                <table:data-pilot-member table:name="2177960" table:display="true" table:show-details="true"/>
                <table:data-pilot-member table:name="2179308" table:display="true" table:show-details="true"/>
                <table:data-pilot-member table:name="2232056" table:display="true" table:show-details="true"/>
                <table:data-pilot-member table:name="2311832" table:display="true" table:show-details="true"/>
                <table:data-pilot-member table:name="2418541" table:display="true" table:show-details="true"/>
                <table:data-pilot-member table:name="2510488" table:display="true" table:show-details="true"/>
                <table:data-pilot-member table:name="2576031" table:display="true" table:show-details="true"/>
                <table:data-pilot-member table:name="3065228" table:display="true" table:show-details="true"/>
                <table:data-pilot-member table:name="3560870" table:display="true" table:show-details="true"/>
                <table:data-pilot-member table:name="3664806" table:display="true" table:show-details="true"/>
                <table:data-pilot-member table:name="3686919" table:display="true" table:show-details="true"/>
                <table:data-pilot-member table:name="3710575" table:display="true" table:show-details="true"/>
                <table:data-pilot-member table:name="3730523" table:display="true" table:show-details="true"/>
                <table:data-pilot-member table:name="3803559" table:display="true" table:show-details="true"/>
                <table:data-pilot-member table:name="4134594" table:display="true" table:show-details="true"/>
                <table:data-pilot-member table:name="4803898" table:display="true" table:show-details="true"/>
                <table:data-pilot-member table:name="5959799" table:display="true" table:show-details="true"/>
                <table:data-pilot-member table:name="6170783" table:display="true" table:show-details="true"/>
                <table:data-pilot-member table:name="6558265" table:display="true" table:show-details="true"/>
                <table:data-pilot-member table:name="6636568" table:display="true" table:show-details="true"/>
                <table:data-pilot-member table:name="6649627" table:display="true" table:show-details="true"/>
                <table:data-pilot-member table:name="6748627" table:display="true" table:show-details="true"/>
                <table:data-pilot-member table:name="7506634" table:display="true" table:show-details="true"/>
                <table:data-pilot-member table:name="8553396" table:display="true" table:show-details="true"/>
                <table:data-pilot-member table:name="10185216" table:display="true" table:show-details="true"/>
                <table:data-pilot-member table:name="15861501" table:display="true" table:show-details="true"/>
                <table:data-pilot-member table:name="16252241" table:display="true" table:show-details="true"/>
                <table:data-pilot-member table:name="16459267" table:display="true" table:show-details="true"/>
                <table:data-pilot-member table:name="16759109" table:display="true" table:show-details="true"/>
                <table:data-pilot-member table:name="16896853" table:display="true" table:show-details="true"/>
                <table:data-pilot-member table:name="17976485" table:display="true" table:show-details="true"/>
                <table:data-pilot-member table:name="212531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14:1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document-statistic meta:table-count="3" meta:cell-count="9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tick-marks-minor-inner="false" chart:tick-marks-minor-outer="true" chart:logarithmic="true" chart:minimum="1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6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6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923cm" svg:height="20.933cm" xlink:href=".." xlink:type="simple" chart:class="chart:line" chart:style-name="ch1">
        <chart:title svg:x="9.6cm" svg:y="0.554cm" chart:style-name="ch2">
          <text:p>Chunk size vs Running time</text:p>
        </chart:title>
        <chart:subtitle svg:x="0cm" svg:y="0cm" chart:style-name="ch3">
          <text:p/>
        </chart:subtitle>
        <chart:legend chart:legend-position="end" svg:x="23.558cm" svg:y="8.146cm" chart:style-name="ch4"/>
        <chart:plot-area chart:style-name="ch5" table:cell-range-address="DataPilot_Sheet1_1.A5:DataPilot_Sheet1_1.N15" chart:data-source-has-labels="both" svg:x="1.509cm" svg:y="2.169cm" svg:width="21.053cm" svg:height="17.365cm">
          <chartooo:coordinate-region svg:x="3.427cm" svg:y="2.368cm" svg:width="18.763cm" svg:height="16.519cm"/>
          <chart:axis chart:dimension="x" chart:name="primary-x" chart:style-name="ch6">
            <chart:title svg:x="8.79cm" svg:y="19.952cm" chart:style-name="ch7">
              <text:p>chunksize in pixels. Left is CPU, right is GPU</text:p>
            </chart:title>
            <chart:categories table:cell-range-address="DataPilot_Sheet1_1.B5:DataPilot_Sheet1_1.N5"/>
          </chart:axis>
          <chart:axis chart:dimension="y" chart:name="primary-y" chart:style-name="ch8">
            <chart:title svg:x="0.451cm" svg:y="12.231cm" chart:style-name="ch9">
              <text:p>running time in us.</text:p>
            </chart:title>
            <chart:grid chart:style-name="ch10" chart:class="major"/>
          </chart:axis>
          <chart:series chart:style-name="ch11" chart:values-cell-range-address="DataPilot_Sheet1_1.B6:DataPilot_Sheet1_1.N6" chart:label-cell-address="DataPilot_Sheet1_1.A6:DataPilot_Sheet1_1.A6" chart:class="chart:line">
            <chart:data-point chart:repeated="13"/>
          </chart:series>
          <chart:series chart:style-name="ch12" chart:values-cell-range-address="DataPilot_Sheet1_1.B7:DataPilot_Sheet1_1.N7" chart:label-cell-address="DataPilot_Sheet1_1.A7:DataPilot_Sheet1_1.A7" chart:class="chart:line">
            <chart:data-point chart:repeated="13"/>
          </chart:series>
          <chart:series chart:style-name="ch13" chart:values-cell-range-address="DataPilot_Sheet1_1.B8:DataPilot_Sheet1_1.N8" chart:label-cell-address="DataPilot_Sheet1_1.A8:DataPilot_Sheet1_1.A8" chart:class="chart:line">
            <chart:data-point chart:repeated="13"/>
          </chart:series>
          <chart:series chart:style-name="ch14" chart:values-cell-range-address="DataPilot_Sheet1_1.B9:DataPilot_Sheet1_1.N9" chart:label-cell-address="DataPilot_Sheet1_1.A9:DataPilot_Sheet1_1.A9" chart:class="chart:line">
            <chart:data-point chart:repeated="13"/>
          </chart:series>
          <chart:series chart:style-name="ch15" chart:values-cell-range-address="DataPilot_Sheet1_1.B10:DataPilot_Sheet1_1.N10" chart:label-cell-address="DataPilot_Sheet1_1.A10:DataPilot_Sheet1_1.A10" chart:class="chart:line">
            <chart:data-point chart:repeated="13"/>
          </chart:series>
          <chart:series chart:style-name="ch16" chart:values-cell-range-address="DataPilot_Sheet1_1.B11:DataPilot_Sheet1_1.N11" chart:label-cell-address="DataPilot_Sheet1_1.A11:DataPilot_Sheet1_1.A11" chart:class="chart:line">
            <chart:data-point chart:repeated="13"/>
          </chart:series>
          <chart:series chart:style-name="ch17" chart:values-cell-range-address="DataPilot_Sheet1_1.B12:DataPilot_Sheet1_1.N12" chart:label-cell-address="DataPilot_Sheet1_1.A12:DataPilot_Sheet1_1.A12" chart:class="chart:line">
            <chart:data-point chart:repeated="13"/>
          </chart:series>
          <chart:series chart:style-name="ch18" chart:values-cell-range-address="DataPilot_Sheet1_1.B13:DataPilot_Sheet1_1.N13" chart:label-cell-address="DataPilot_Sheet1_1.A13:DataPilot_Sheet1_1.A13" chart:class="chart:line">
            <chart:data-point chart:repeated="13"/>
          </chart:series>
          <chart:series chart:style-name="ch19" chart:values-cell-range-address="DataPilot_Sheet1_1.B14:DataPilot_Sheet1_1.N14" chart:label-cell-address="DataPilot_Sheet1_1.A14:DataPilot_Sheet1_1.A14" chart:class="chart:line">
            <chart:data-point chart:repeated="13"/>
          </chart:series>
          <chart:series chart:style-name="ch20" chart:values-cell-range-address="DataPilot_Sheet1_1.B15:DataPilot_Sheet1_1.N15" chart:label-cell-address="DataPilot_Sheet1_1.A15:DataPilot_Sheet1_1.A15" chart:class="chart:line">
            <chart:data-point chart:repeated="1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DataPilot_Sheet1_1.B5:DataPilot_Sheet1_1.N5</svg:desc>
                </draw:g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Pilot_Sheet1_1.A6:DataPilot_Sheet1_1.A6</svg:desc>
                </draw:g>
              </table:table-cell>
              <table:table-cell office:value-type="float" office:value="616041">
                <text:p>616041</text:p>
                <draw:g>
                  <svg:desc>DataPilot_Sheet1_1.B6:DataPilot_Sheet1_1.N6</svg:desc>
                </draw:g>
              </table:table-cell>
              <table:table-cell office:value-type="float" office:value="922925">
                <text:p>922925</text:p>
              </table:table-cell>
              <table:table-cell office:value-type="float" office:value="1131070">
                <text:p>1131070</text:p>
              </table:table-cell>
              <table:table-cell office:value-type="float" office:value="1249526">
                <text:p>1249526</text:p>
              </table:table-cell>
              <table:table-cell office:value-type="float" office:value="1216664">
                <text:p>1216664</text:p>
              </table:table-cell>
              <table:table-cell office:value-type="float" office:value="1384022">
                <text:p>1384022</text:p>
              </table:table-cell>
              <table:table-cell office:value-type="float" office:value="NaN">
                <text:p>NaN</text:p>
              </table:table-cell>
              <table:table-cell office:value-type="float" office:value="15861501">
                <text:p>15861501</text:p>
              </table:table-cell>
              <table:table-cell office:value-type="float" office:value="6170783">
                <text:p>6170783</text:p>
              </table:table-cell>
              <table:table-cell office:value-type="float" office:value="3560870">
                <text:p>3560870</text:p>
              </table:table-cell>
              <table:table-cell office:value-type="float" office:value="2071270">
                <text:p>2071270</text:p>
              </table:table-cell>
              <table:table-cell office:value-type="float" office:value="1098596">
                <text:p>1098596</text:p>
              </table:table-cell>
              <table:table-cell office:value-type="float" office:value="804370">
                <text:p>804370</text:p>
              </table:table-cell>
            </table:table-row>
            <table:table-row>
              <table:table-cell office:value-type="string">
                <text:p>1</text:p>
                <draw:g>
                  <svg:desc>DataPilot_Sheet1_1.A7:DataPilot_Sheet1_1.A7</svg:desc>
                </draw:g>
              </table:table-cell>
              <table:table-cell office:value-type="float" office:value="643968">
                <text:p>643968</text:p>
                <draw:g>
                  <svg:desc>DataPilot_Sheet1_1.B7:DataPilot_Sheet1_1.N7</svg:desc>
                </draw:g>
              </table:table-cell>
              <table:table-cell office:value-type="float" office:value="938463">
                <text:p>938463</text:p>
              </table:table-cell>
              <table:table-cell office:value-type="float" office:value="1139090">
                <text:p>1139090</text:p>
              </table:table-cell>
              <table:table-cell office:value-type="float" office:value="1253314">
                <text:p>1253314</text:p>
              </table:table-cell>
              <table:table-cell office:value-type="float" office:value="1217430">
                <text:p>1217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52241">
                <text:p>16252241</text:p>
              </table:table-cell>
              <table:table-cell office:value-type="float" office:value="6558265">
                <text:p>6558265</text:p>
              </table:table-cell>
              <table:table-cell office:value-type="float" office:value="3686919">
                <text:p>3686919</text:p>
              </table:table-cell>
              <table:table-cell office:value-type="float" office:value="2177960">
                <text:p>2177960</text:p>
              </table:table-cell>
              <table:table-cell office:value-type="float" office:value="1079372">
                <text:p>1079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DataPilot_Sheet1_1.A8:DataPilot_Sheet1_1.A8</svg:desc>
                </draw:g>
              </table:table-cell>
              <table:table-cell office:value-type="float" office:value="669240">
                <text:p>669240</text:p>
                <draw:g>
                  <svg:desc>DataPilot_Sheet1_1.B8:DataPilot_Sheet1_1.N8</svg:desc>
                </draw:g>
              </table:table-cell>
              <table:table-cell office:value-type="float" office:value="958972">
                <text:p>958972</text:p>
              </table:table-cell>
              <table:table-cell office:value-type="float" office:value="1140131">
                <text:p>1140131</text:p>
              </table:table-cell>
              <table:table-cell office:value-type="float" office:value="1254168">
                <text:p>1254168</text:p>
              </table:table-cell>
              <table:table-cell office:value-type="float" office:value="1213247">
                <text:p>121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59267">
                <text:p>16459267</text:p>
              </table:table-cell>
              <table:table-cell office:value-type="float" office:value="6636568">
                <text:p>6636568</text:p>
              </table:table-cell>
              <table:table-cell office:value-type="float" office:value="3710575">
                <text:p>3710575</text:p>
              </table:table-cell>
              <table:table-cell office:value-type="float" office:value="2179308">
                <text:p>2179308</text:p>
              </table:table-cell>
              <table:table-cell office:value-type="float" office:value="1076772">
                <text:p>1076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DataPilot_Sheet1_1.A9:DataPilot_Sheet1_1.A9</svg:desc>
                </draw:g>
              </table:table-cell>
              <table:table-cell office:value-type="float" office:value="713565">
                <text:p>713565</text:p>
                <draw:g>
                  <svg:desc>DataPilot_Sheet1_1.B9:DataPilot_Sheet1_1.N9</svg:desc>
                </draw:g>
              </table:table-cell>
              <table:table-cell office:value-type="float" office:value="984417">
                <text:p>984417</text:p>
              </table:table-cell>
              <table:table-cell office:value-type="float" office:value="1158259">
                <text:p>1158259</text:p>
              </table:table-cell>
              <table:table-cell office:value-type="float" office:value="1258607">
                <text:p>1258607</text:p>
              </table:table-cell>
              <table:table-cell office:value-type="float" office:value="1216986">
                <text:p>121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59109">
                <text:p>16759109</text:p>
              </table:table-cell>
              <table:table-cell office:value-type="float" office:value="6649627">
                <text:p>6649627</text:p>
              </table:table-cell>
              <table:table-cell office:value-type="float" office:value="3730523">
                <text:p>3730523</text:p>
              </table:table-cell>
              <table:table-cell office:value-type="float" office:value="2095411">
                <text:p>2095411</text:p>
              </table:table-cell>
              <table:table-cell office:value-type="float" office:value="1076178">
                <text:p>1076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DataPilot_Sheet1_1.A10:DataPilot_Sheet1_1.A10</svg:desc>
                </draw:g>
              </table:table-cell>
              <table:table-cell office:value-type="float" office:value="816823">
                <text:p>816823</text:p>
                <draw:g>
                  <svg:desc>DataPilot_Sheet1_1.B10:DataPilot_Sheet1_1.N10</svg:desc>
                </draw:g>
              </table:table-cell>
              <table:table-cell office:value-type="float" office:value="1041188">
                <text:p>1041188</text:p>
              </table:table-cell>
              <table:table-cell office:value-type="float" office:value="1195923">
                <text:p>1195923</text:p>
              </table:table-cell>
              <table:table-cell office:value-type="float" office:value="1276637">
                <text:p>1276637</text:p>
              </table:table-cell>
              <table:table-cell office:value-type="float" office:value="1219546">
                <text:p>1219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96853">
                <text:p>16896853</text:p>
              </table:table-cell>
              <table:table-cell office:value-type="float" office:value="6748627">
                <text:p>6748627</text:p>
              </table:table-cell>
              <table:table-cell office:value-type="float" office:value="3664806">
                <text:p>3664806</text:p>
              </table:table-cell>
              <table:table-cell office:value-type="float" office:value="2086004">
                <text:p>2086004</text:p>
              </table:table-cell>
              <table:table-cell office:value-type="float" office:value="1088909">
                <text:p>1088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DataPilot_Sheet1_1.A11:DataPilot_Sheet1_1.A11</svg:desc>
                </draw:g>
              </table:table-cell>
              <table:table-cell office:value-type="float" office:value="1059084">
                <text:p>1059084</text:p>
                <draw:g>
                  <svg:desc>DataPilot_Sheet1_1.B11:DataPilot_Sheet1_1.N11</svg:desc>
                </draw:g>
              </table:table-cell>
              <table:table-cell office:value-type="float" office:value="1211049">
                <text:p>1211049</text:p>
              </table:table-cell>
              <table:table-cell office:value-type="float" office:value="1250495">
                <text:p>1250495</text:p>
              </table:table-cell>
              <table:table-cell office:value-type="float" office:value="1299285">
                <text:p>1299285</text:p>
              </table:table-cell>
              <table:table-cell office:value-type="float" office:value="1229233">
                <text:p>122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76485">
                <text:p>17976485</text:p>
              </table:table-cell>
              <table:table-cell office:value-type="float" office:value="7506634">
                <text:p>7506634</text:p>
              </table:table-cell>
              <table:table-cell office:value-type="float" office:value="3803559">
                <text:p>3803559</text:p>
              </table:table-cell>
              <table:table-cell office:value-type="float" office:value="2117708">
                <text:p>2117708</text:p>
              </table:table-cell>
              <table:table-cell office:value-type="float" office:value="1080472">
                <text:p>1080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DataPilot_Sheet1_1.A12:DataPilot_Sheet1_1.A12</svg:desc>
                </draw:g>
              </table:table-cell>
              <table:table-cell office:value-type="float" office:value="1762134">
                <text:p>1762134</text:p>
                <draw:g>
                  <svg:desc>DataPilot_Sheet1_1.B12:DataPilot_Sheet1_1.N12</svg:desc>
                </draw:g>
              </table:table-cell>
              <table:table-cell office:value-type="float" office:value="1555540">
                <text:p>1555540</text:p>
              </table:table-cell>
              <table:table-cell office:value-type="float" office:value="1475183">
                <text:p>1475183</text:p>
              </table:table-cell>
              <table:table-cell office:value-type="float" office:value="1331121">
                <text:p>1331121</text:p>
              </table:table-cell>
              <table:table-cell office:value-type="float" office:value="1241427">
                <text:p>124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53109">
                <text:p>21253109</text:p>
              </table:table-cell>
              <table:table-cell office:value-type="float" office:value="8553396">
                <text:p>8553396</text:p>
              </table:table-cell>
              <table:table-cell office:value-type="float" office:value="4134594">
                <text:p>4134594</text:p>
              </table:table-cell>
              <table:table-cell office:value-type="float" office:value="2132215">
                <text:p>2132215</text:p>
              </table:table-cell>
              <table:table-cell office:value-type="float" office:value="1089107">
                <text:p>1089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  <draw:g>
                  <svg:desc>DataPilot_Sheet1_1.A13:DataPilot_Sheet1_1.A13</svg:desc>
                </draw:g>
              </table:table-cell>
              <table:table-cell office:value-type="float" office:value="NaN">
                <text:p>NaN</text:p>
                <draw:g>
                  <svg:desc>DataPilot_Sheet1_1.B13:DataPilot_Sheet1_1.N13</svg:desc>
                </draw:g>
              </table:table-cell>
              <table:table-cell office:value-type="float" office:value="2311832">
                <text:p>2311832</text:p>
              </table:table-cell>
              <table:table-cell office:value-type="float" office:value="1761397">
                <text:p>1761397</text:p>
              </table:table-cell>
              <table:table-cell office:value-type="float" office:value="1433157">
                <text:p>1433157</text:p>
              </table:table-cell>
              <table:table-cell office:value-type="float" office:value="1269569">
                <text:p>1269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5216">
                <text:p>10185216</text:p>
              </table:table-cell>
              <table:table-cell office:value-type="float" office:value="4803898">
                <text:p>4803898</text:p>
              </table:table-cell>
              <table:table-cell office:value-type="float" office:value="2418541">
                <text:p>2418541</text:p>
              </table:table-cell>
              <table:table-cell office:value-type="float" office:value="1131626">
                <text:p>113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  <draw:g>
                  <svg:desc>DataPilot_Sheet1_1.A14:DataPilot_Sheet1_1.A14</svg:desc>
                </draw:g>
              </table:table-cell>
              <table:table-cell office:value-type="float" office:value="NaN">
                <text:p>NaN</text:p>
                <draw:g>
                  <svg:desc>DataPilot_Sheet1_1.B14:DataPilot_Sheet1_1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10488">
                <text:p>2510488</text:p>
              </table:table-cell>
              <table:table-cell office:value-type="float" office:value="1666407">
                <text:p>1666407</text:p>
              </table:table-cell>
              <table:table-cell office:value-type="float" office:value="1342187">
                <text:p>134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9799">
                <text:p>5959799</text:p>
              </table:table-cell>
              <table:table-cell office:value-type="float" office:value="2576031">
                <text:p>2576031</text:p>
              </table:table-cell>
              <table:table-cell office:value-type="float" office:value="1249106">
                <text:p>1249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  <draw:g>
                  <svg:desc>DataPilot_Sheet1_1.A15:DataPilot_Sheet1_1.A15</svg:desc>
                </draw:g>
              </table:table-cell>
              <table:table-cell office:value-type="float" office:value="NaN">
                <text:p>NaN</text:p>
                <draw:g>
                  <svg:desc>DataPilot_Sheet1_1.B15:DataPilot_Sheet1_1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2056">
                <text:p>2232056</text:p>
              </table:table-cell>
              <table:table-cell office:value-type="float" office:value="1538509">
                <text:p>153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5228">
                <text:p>3065228</text:p>
              </table:table-cell>
              <table:table-cell office:value-type="float" office:value="1479130">
                <text:p>14791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tick-marks-minor-inner="false" chart:tick-marks-minor-outer="true" chart:logarithmic="true" chart:minimum="1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arrow-left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833cm" svg:height="18.737cm" xlink:href=".." xlink:type="simple" chart:class="chart:line" chart:style-name="ch1">
        <chart:title svg:x="12.306cm" svg:y="0.51cm" chart:style-name="ch2">
          <text:p>Padding vs Running Time</text:p>
        </chart:title>
        <chart:subtitle svg:x="0cm" svg:y="0cm" chart:style-name="ch3">
          <text:p/>
        </chart:subtitle>
        <chart:legend chart:legend-position="end" svg:x="28.283cm" svg:y="7.948cm" chart:style-name="ch4"/>
        <chart:plot-area chart:style-name="ch5" table:cell-range-address="DataPilot_Sheet1_3.A5:DataPilot_Sheet1_3.V11" chart:data-source-has-labels="both" svg:x="1.607cm" svg:y="2.037cm" svg:width="25.484cm" svg:height="15.345cm">
          <chartooo:coordinate-region svg:x="3.525cm" svg:y="2.236cm" svg:width="23.286cm" svg:height="14.499cm"/>
          <chart:axis chart:dimension="x" chart:name="primary-x" chart:style-name="ch6">
            <chart:title svg:x="10.336cm" svg:y="17.756cm" chart:style-name="ch7">
              <text:p>border width in pixels.  left half is CPU, right half is GPU</text:p>
            </chart:title>
            <chart:categories table:cell-range-address="DataPilot_Sheet1_3.B5:DataPilot_Sheet1_3.V5"/>
          </chart:axis>
          <chart:axis chart:dimension="y" chart:name="primary-y" chart:style-name="ch8">
            <chart:title svg:x="0.451cm" svg:y="9.938cm" chart:style-name="ch9">
              <text:p>us</text:p>
            </chart:title>
            <chart:grid chart:style-name="ch10" chart:class="major"/>
          </chart:axis>
          <chart:series chart:style-name="ch11" chart:values-cell-range-address="DataPilot_Sheet1_3.B6:DataPilot_Sheet1_3.V6" chart:label-cell-address="DataPilot_Sheet1_3.A6:DataPilot_Sheet1_3.A6" chart:class="chart:line">
            <chart:data-point chart:repeated="21"/>
          </chart:series>
          <chart:series chart:style-name="ch12" chart:values-cell-range-address="DataPilot_Sheet1_3.B7:DataPilot_Sheet1_3.V7" chart:label-cell-address="DataPilot_Sheet1_3.A7:DataPilot_Sheet1_3.A7" chart:class="chart:line">
            <chart:data-point chart:repeated="21"/>
          </chart:series>
          <chart:series chart:style-name="ch13" chart:values-cell-range-address="DataPilot_Sheet1_3.B8:DataPilot_Sheet1_3.V8" chart:label-cell-address="DataPilot_Sheet1_3.A8:DataPilot_Sheet1_3.A8" chart:class="chart:line">
            <chart:data-point chart:repeated="21"/>
          </chart:series>
          <chart:series chart:style-name="ch14" chart:values-cell-range-address="DataPilot_Sheet1_3.B9:DataPilot_Sheet1_3.V9" chart:label-cell-address="DataPilot_Sheet1_3.A9:DataPilot_Sheet1_3.A9" chart:class="chart:line">
            <chart:data-point chart:repeated="21"/>
          </chart:series>
          <chart:series chart:style-name="ch15" chart:values-cell-range-address="DataPilot_Sheet1_3.B10:DataPilot_Sheet1_3.V10" chart:label-cell-address="DataPilot_Sheet1_3.A10:DataPilot_Sheet1_3.A10" chart:class="chart:line">
            <chart:data-point chart:repeated="21"/>
          </chart:series>
          <chart:series chart:style-name="ch16" chart:values-cell-range-address="DataPilot_Sheet1_3.B11:DataPilot_Sheet1_3.V11" chart:label-cell-address="DataPilot_Sheet1_3.A11:DataPilot_Sheet1_3.A11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ataPilot_Sheet1_3.B5:DataPilot_Sheet1_3.V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/>
              </table:table-cell>
              <table:table-cell office:value-type="string">
                <text:p>0</text:p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DataPilot_Sheet1_3.A6:DataPilot_Sheet1_3.A6</svg:desc>
                </draw:g>
              </table:table-cell>
              <table:table-cell office:value-type="float" office:value="616041">
                <text:p>616041</text:p>
                <draw:g>
                  <svg:desc>DataPilot_Sheet1_3.B6:DataPilot_Sheet1_3.V6</svg:desc>
                </draw:g>
              </table:table-cell>
              <table:table-cell office:value-type="float" office:value="643968">
                <text:p>643968</text:p>
              </table:table-cell>
              <table:table-cell office:value-type="float" office:value="669240">
                <text:p>669240</text:p>
              </table:table-cell>
              <table:table-cell office:value-type="float" office:value="713565">
                <text:p>713565</text:p>
              </table:table-cell>
              <table:table-cell office:value-type="float" office:value="816823">
                <text:p>816823</text:p>
              </table:table-cell>
              <table:table-cell office:value-type="float" office:value="1059084">
                <text:p>1059084</text:p>
              </table:table-cell>
              <table:table-cell office:value-type="float" office:value="1762134">
                <text:p>176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61501">
                <text:p>15861501</text:p>
              </table:table-cell>
              <table:table-cell office:value-type="float" office:value="16252241">
                <text:p>16252241</text:p>
              </table:table-cell>
              <table:table-cell office:value-type="float" office:value="16459267">
                <text:p>16459267</text:p>
              </table:table-cell>
              <table:table-cell office:value-type="float" office:value="16759109">
                <text:p>16759109</text:p>
              </table:table-cell>
              <table:table-cell office:value-type="float" office:value="16896853">
                <text:p>16896853</text:p>
              </table:table-cell>
              <table:table-cell office:value-type="float" office:value="17976485">
                <text:p>17976485</text:p>
              </table:table-cell>
              <table:table-cell office:value-type="float" office:value="21253109">
                <text:p>21253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  <draw:g>
                  <svg:desc>DataPilot_Sheet1_3.A7:DataPilot_Sheet1_3.A7</svg:desc>
                </draw:g>
              </table:table-cell>
              <table:table-cell office:value-type="float" office:value="922925">
                <text:p>922925</text:p>
                <draw:g>
                  <svg:desc>DataPilot_Sheet1_3.B7:DataPilot_Sheet1_3.V7</svg:desc>
                </draw:g>
              </table:table-cell>
              <table:table-cell office:value-type="float" office:value="938463">
                <text:p>938463</text:p>
              </table:table-cell>
              <table:table-cell office:value-type="float" office:value="958972">
                <text:p>958972</text:p>
              </table:table-cell>
              <table:table-cell office:value-type="float" office:value="984417">
                <text:p>984417</text:p>
              </table:table-cell>
              <table:table-cell office:value-type="float" office:value="1041188">
                <text:p>1041188</text:p>
              </table:table-cell>
              <table:table-cell office:value-type="float" office:value="1211049">
                <text:p>1211049</text:p>
              </table:table-cell>
              <table:table-cell office:value-type="float" office:value="1555540">
                <text:p>1555540</text:p>
              </table:table-cell>
              <table:table-cell office:value-type="float" office:value="2311832">
                <text:p>231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783">
                <text:p>6170783</text:p>
              </table:table-cell>
              <table:table-cell office:value-type="float" office:value="6558265">
                <text:p>6558265</text:p>
              </table:table-cell>
              <table:table-cell office:value-type="float" office:value="6636568">
                <text:p>6636568</text:p>
              </table:table-cell>
              <table:table-cell office:value-type="float" office:value="6649627">
                <text:p>6649627</text:p>
              </table:table-cell>
              <table:table-cell office:value-type="float" office:value="6748627">
                <text:p>6748627</text:p>
              </table:table-cell>
              <table:table-cell office:value-type="float" office:value="7506634">
                <text:p>7506634</text:p>
              </table:table-cell>
              <table:table-cell office:value-type="float" office:value="8553396">
                <text:p>8553396</text:p>
              </table:table-cell>
              <table:table-cell office:value-type="float" office:value="10185216">
                <text:p>1018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  <draw:g>
                  <svg:desc>DataPilot_Sheet1_3.A8:DataPilot_Sheet1_3.A8</svg:desc>
                </draw:g>
              </table:table-cell>
              <table:table-cell office:value-type="float" office:value="1131070">
                <text:p>1131070</text:p>
                <draw:g>
                  <svg:desc>DataPilot_Sheet1_3.B8:DataPilot_Sheet1_3.V8</svg:desc>
                </draw:g>
              </table:table-cell>
              <table:table-cell office:value-type="float" office:value="1139090">
                <text:p>1139090</text:p>
              </table:table-cell>
              <table:table-cell office:value-type="float" office:value="1140131">
                <text:p>1140131</text:p>
              </table:table-cell>
              <table:table-cell office:value-type="float" office:value="1158259">
                <text:p>1158259</text:p>
              </table:table-cell>
              <table:table-cell office:value-type="float" office:value="1195923">
                <text:p>1195923</text:p>
              </table:table-cell>
              <table:table-cell office:value-type="float" office:value="1250495">
                <text:p>1250495</text:p>
              </table:table-cell>
              <table:table-cell office:value-type="float" office:value="1475183">
                <text:p>1475183</text:p>
              </table:table-cell>
              <table:table-cell office:value-type="float" office:value="1761397">
                <text:p>1761397</text:p>
              </table:table-cell>
              <table:table-cell office:value-type="float" office:value="2510488">
                <text:p>251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0870">
                <text:p>3560870</text:p>
              </table:table-cell>
              <table:table-cell office:value-type="float" office:value="3686919">
                <text:p>3686919</text:p>
              </table:table-cell>
              <table:table-cell office:value-type="float" office:value="3710575">
                <text:p>3710575</text:p>
              </table:table-cell>
              <table:table-cell office:value-type="float" office:value="3730523">
                <text:p>3730523</text:p>
              </table:table-cell>
              <table:table-cell office:value-type="float" office:value="3664806">
                <text:p>3664806</text:p>
              </table:table-cell>
              <table:table-cell office:value-type="float" office:value="3803559">
                <text:p>3803559</text:p>
              </table:table-cell>
              <table:table-cell office:value-type="float" office:value="4134594">
                <text:p>4134594</text:p>
              </table:table-cell>
              <table:table-cell office:value-type="float" office:value="4803898">
                <text:p>4803898</text:p>
              </table:table-cell>
              <table:table-cell office:value-type="float" office:value="5959799">
                <text:p>5959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  <draw:g>
                  <svg:desc>DataPilot_Sheet1_3.A9:DataPilot_Sheet1_3.A9</svg:desc>
                </draw:g>
              </table:table-cell>
              <table:table-cell office:value-type="float" office:value="1249526">
                <text:p>1249526</text:p>
                <draw:g>
                  <svg:desc>DataPilot_Sheet1_3.B9:DataPilot_Sheet1_3.V9</svg:desc>
                </draw:g>
              </table:table-cell>
              <table:table-cell office:value-type="float" office:value="1253314">
                <text:p>1253314</text:p>
              </table:table-cell>
              <table:table-cell office:value-type="float" office:value="1254168">
                <text:p>1254168</text:p>
              </table:table-cell>
              <table:table-cell office:value-type="float" office:value="1258607">
                <text:p>1258607</text:p>
              </table:table-cell>
              <table:table-cell office:value-type="float" office:value="1276637">
                <text:p>1276637</text:p>
              </table:table-cell>
              <table:table-cell office:value-type="float" office:value="1299285">
                <text:p>1299285</text:p>
              </table:table-cell>
              <table:table-cell office:value-type="float" office:value="1331121">
                <text:p>1331121</text:p>
              </table:table-cell>
              <table:table-cell office:value-type="float" office:value="1433157">
                <text:p>1433157</text:p>
              </table:table-cell>
              <table:table-cell office:value-type="float" office:value="1666407">
                <text:p>1666407</text:p>
              </table:table-cell>
              <table:table-cell office:value-type="float" office:value="2232056">
                <text:p>2232056</text:p>
              </table:table-cell>
              <table:table-cell office:value-type="float" office:value="NaN">
                <text:p>NaN</text:p>
              </table:table-cell>
              <table:table-cell office:value-type="float" office:value="2071270">
                <text:p>2071270</text:p>
              </table:table-cell>
              <table:table-cell office:value-type="float" office:value="2177960">
                <text:p>2177960</text:p>
              </table:table-cell>
              <table:table-cell office:value-type="float" office:value="2179308">
                <text:p>2179308</text:p>
              </table:table-cell>
              <table:table-cell office:value-type="float" office:value="2095411">
                <text:p>2095411</text:p>
              </table:table-cell>
              <table:table-cell office:value-type="float" office:value="2086004">
                <text:p>2086004</text:p>
              </table:table-cell>
              <table:table-cell office:value-type="float" office:value="2117708">
                <text:p>2117708</text:p>
              </table:table-cell>
              <table:table-cell office:value-type="float" office:value="2132215">
                <text:p>2132215</text:p>
              </table:table-cell>
              <table:table-cell office:value-type="float" office:value="2418541">
                <text:p>2418541</text:p>
              </table:table-cell>
              <table:table-cell office:value-type="float" office:value="2576031">
                <text:p>2576031</text:p>
              </table:table-cell>
              <table:table-cell office:value-type="float" office:value="3065228">
                <text:p>3065228</text:p>
              </table:table-cell>
            </table:table-row>
            <table:table-row>
              <table:table-cell office:value-type="string">
                <text:p>2048</text:p>
                <draw:g>
                  <svg:desc>DataPilot_Sheet1_3.A10:DataPilot_Sheet1_3.A10</svg:desc>
                </draw:g>
              </table:table-cell>
              <table:table-cell office:value-type="float" office:value="1216664">
                <text:p>1216664</text:p>
                <draw:g>
                  <svg:desc>DataPilot_Sheet1_3.B10:DataPilot_Sheet1_3.V10</svg:desc>
                </draw:g>
              </table:table-cell>
              <table:table-cell office:value-type="float" office:value="1217430">
                <text:p>1217430</text:p>
              </table:table-cell>
              <table:table-cell office:value-type="float" office:value="1213247">
                <text:p>1213247</text:p>
              </table:table-cell>
              <table:table-cell office:value-type="float" office:value="1216986">
                <text:p>1216986</text:p>
              </table:table-cell>
              <table:table-cell office:value-type="float" office:value="1219546">
                <text:p>1219546</text:p>
              </table:table-cell>
              <table:table-cell office:value-type="float" office:value="1229233">
                <text:p>1229233</text:p>
              </table:table-cell>
              <table:table-cell office:value-type="float" office:value="1241427">
                <text:p>1241427</text:p>
              </table:table-cell>
              <table:table-cell office:value-type="float" office:value="1269569">
                <text:p>1269569</text:p>
              </table:table-cell>
              <table:table-cell office:value-type="float" office:value="1342187">
                <text:p>1342187</text:p>
              </table:table-cell>
              <table:table-cell office:value-type="float" office:value="1538509">
                <text:p>1538509</text:p>
              </table:table-cell>
              <table:table-cell office:value-type="float" office:value="NaN">
                <text:p>NaN</text:p>
              </table:table-cell>
              <table:table-cell office:value-type="float" office:value="1098596">
                <text:p>1098596</text:p>
              </table:table-cell>
              <table:table-cell office:value-type="float" office:value="1079372">
                <text:p>1079372</text:p>
              </table:table-cell>
              <table:table-cell office:value-type="float" office:value="1076772">
                <text:p>1076772</text:p>
              </table:table-cell>
              <table:table-cell office:value-type="float" office:value="1076178">
                <text:p>1076178</text:p>
              </table:table-cell>
              <table:table-cell office:value-type="float" office:value="1088909">
                <text:p>1088909</text:p>
              </table:table-cell>
              <table:table-cell office:value-type="float" office:value="1080472">
                <text:p>1080472</text:p>
              </table:table-cell>
              <table:table-cell office:value-type="float" office:value="1089107">
                <text:p>1089107</text:p>
              </table:table-cell>
              <table:table-cell office:value-type="float" office:value="1131626">
                <text:p>1131626</text:p>
              </table:table-cell>
              <table:table-cell office:value-type="float" office:value="1249106">
                <text:p>1249106</text:p>
              </table:table-cell>
              <table:table-cell office:value-type="float" office:value="1479130">
                <text:p>1479130</text:p>
              </table:table-cell>
            </table:table-row>
            <table:table-row>
              <table:table-cell office:value-type="string">
                <text:p>4096</text:p>
                <draw:g>
                  <svg:desc>DataPilot_Sheet1_3.A11:DataPilot_Sheet1_3.A11</svg:desc>
                </draw:g>
              </table:table-cell>
              <table:table-cell office:value-type="float" office:value="1384022">
                <text:p>1384022</text:p>
                <draw:g>
                  <svg:desc>DataPilot_Sheet1_3.B11:DataPilot_Sheet1_3.V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370">
                <text:p>804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